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text-properties officeooo:paragraph-rsid="01036242"/>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f6916f" officeooo:paragraph-rsid="00f6916f"/>
    </style:style>
    <style:style style:name="P8" style:family="paragraph" style:parent-style-name="Text_20_body">
      <style:text-properties officeooo:paragraph-rsid="00f6916f"/>
    </style:style>
    <style:style style:name="P9" style:family="paragraph" style:parent-style-name="Text_20_body">
      <style:text-properties fo:font-style="normal" officeooo:rsid="00dd5b0a" officeooo:paragraph-rsid="00f6916f" style:font-style-asian="normal" style:font-style-complex="normal"/>
    </style:style>
    <style:style style:name="P10" style:family="paragraph" style:parent-style-name="Text_20_body">
      <style:text-properties fo:font-style="normal" officeooo:rsid="00f6916f" officeooo:paragraph-rsid="00f6916f" style:font-style-asian="normal" style:font-style-complex="normal"/>
    </style:style>
    <style:style style:name="P11" style:family="paragraph" style:parent-style-name="Text_20_body">
      <style:text-properties fo:font-style="normal" officeooo:rsid="00fd5777" officeooo:paragraph-rsid="00fd5777" style:font-style-asian="normal" style:font-style-complex="normal"/>
    </style:style>
    <style:style style:name="P12" style:family="paragraph" style:parent-style-name="Text_20_body">
      <style:text-properties fo:font-style="normal" officeooo:rsid="00fbeb1d" officeooo:paragraph-rsid="00fbeb1d" style:font-style-asian="normal" style:font-style-complex="normal"/>
    </style:style>
    <style:style style:name="P13" style:family="paragraph" style:parent-style-name="Text_20_body">
      <style:text-properties fo:font-style="normal" officeooo:rsid="010666c6" officeooo:paragraph-rsid="010666c6" style:font-style-asian="normal" style:font-style-complex="normal"/>
    </style:style>
    <style:style style:name="P14" style:family="paragraph" style:parent-style-name="Text_20_body">
      <style:text-properties fo:font-style="normal" officeooo:rsid="010666c6" officeooo:paragraph-rsid="0107f44b" style:font-style-asian="normal" style:font-style-complex="normal"/>
    </style:style>
    <style:style style:name="P15"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16"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17"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18" style:family="paragraph" style:parent-style-name="Text_20_body">
      <style:text-properties officeooo:paragraph-rsid="00fb5a47"/>
    </style:style>
    <style:style style:name="P19" style:family="paragraph" style:parent-style-name="Text_20_body">
      <style:text-properties officeooo:rsid="00fbeb1d" officeooo:paragraph-rsid="00fbeb1d"/>
    </style:style>
    <style:style style:name="P20" style:family="paragraph" style:parent-style-name="Text_20_body">
      <style:text-properties officeooo:paragraph-rsid="00fbeb1d"/>
    </style:style>
    <style:style style:name="P21" style:family="paragraph" style:parent-style-name="Text_20_body">
      <style:text-properties officeooo:rsid="00fd5777" officeooo:paragraph-rsid="00fd5777"/>
    </style:style>
    <style:style style:name="P22" style:family="paragraph" style:parent-style-name="Text_20_body">
      <style:text-properties style:font-name="arial" fo:font-size="11pt" fo:font-style="italic" officeooo:rsid="00fd5777" officeooo:paragraph-rsid="00fd5777" style:font-style-asian="italic" style:font-style-complex="italic"/>
    </style:style>
    <style:style style:name="P23"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24" style:family="paragraph" style:parent-style-name="Text_20_body">
      <style:text-properties style:font-name="arial" fo:font-size="11pt" fo:font-style="normal" officeooo:rsid="00fd5777" officeooo:paragraph-rsid="00fd5777" style:font-style-asian="normal" style:font-style-complex="normal"/>
    </style:style>
    <style:style style:name="P25" style:family="paragraph" style:parent-style-name="Text_20_body">
      <style:text-properties style:font-name="arial" fo:font-size="11pt" fo:font-style="normal" fo:font-weight="bold" officeooo:rsid="00ff10e8" officeooo:paragraph-rsid="00ff10e8" style:font-style-asian="normal" style:font-weight-asian="bold" style:font-style-complex="normal" style:font-weight-complex="bold"/>
    </style:style>
    <style:style style:name="P26"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27"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28"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29"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30"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31"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32"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33"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34" style:family="paragraph" style:parent-style-name="Text_20_body">
      <style:text-properties officeooo:paragraph-rsid="00ff10e8"/>
    </style:style>
    <style:style style:name="P35" style:family="paragraph" style:parent-style-name="Text_20_body">
      <style:text-properties officeooo:rsid="00ff1ddf" officeooo:paragraph-rsid="00ff1ddf"/>
    </style:style>
    <style:style style:name="P36" style:family="paragraph" style:parent-style-name="Text_20_body">
      <style:text-properties officeooo:paragraph-rsid="00ff1ddf"/>
    </style:style>
    <style:style style:name="P37" style:family="paragraph" style:parent-style-name="Text_20_body">
      <style:text-properties officeooo:rsid="010071af" officeooo:paragraph-rsid="010071af"/>
    </style:style>
    <style:style style:name="P38" style:family="paragraph" style:parent-style-name="Text_20_body">
      <style:text-properties officeooo:paragraph-rsid="010071af"/>
    </style:style>
    <style:style style:name="P39" style:family="paragraph" style:parent-style-name="Text_20_body">
      <style:text-properties officeooo:paragraph-rsid="010213bd"/>
    </style:style>
    <style:style style:name="P40" style:family="paragraph" style:parent-style-name="Text_20_body">
      <style:text-properties fo:font-weight="normal" officeooo:paragraph-rsid="01036242" style:font-weight-asian="normal" style:font-weight-complex="normal"/>
    </style:style>
    <style:style style:name="P41" style:family="paragraph" style:parent-style-name="Text_20_body">
      <style:text-properties fo:font-weight="normal" officeooo:rsid="01036242" officeooo:paragraph-rsid="01036242" style:font-weight-asian="normal" style:font-weight-complex="normal"/>
    </style:style>
    <style:style style:name="P42" style:family="paragraph" style:parent-style-name="Text_20_body">
      <style:text-properties officeooo:rsid="01036242" officeooo:paragraph-rsid="01036242"/>
    </style:style>
    <style:style style:name="P43" style:family="paragraph" style:parent-style-name="Text_20_body">
      <style:text-properties officeooo:rsid="01037cd2" officeooo:paragraph-rsid="01037cd2"/>
    </style:style>
    <style:style style:name="P44" style:family="paragraph" style:parent-style-name="Text_20_body">
      <style:text-properties officeooo:paragraph-rsid="01037cd2"/>
    </style:style>
    <style:style style:name="P45" style:family="paragraph" style:parent-style-name="Text_20_body">
      <style:text-properties officeooo:rsid="01055936" officeooo:paragraph-rsid="01055936"/>
    </style:style>
    <style:style style:name="P46" style:family="paragraph" style:parent-style-name="Text_20_body">
      <style:text-properties officeooo:paragraph-rsid="01055936"/>
    </style:style>
    <style:style style:name="P47" style:family="paragraph" style:parent-style-name="Text_20_body">
      <style:text-properties officeooo:rsid="010666c6" officeooo:paragraph-rsid="010666c6"/>
    </style:style>
    <style:style style:name="P48" style:family="paragraph" style:parent-style-name="Text_20_body">
      <style:text-properties officeooo:paragraph-rsid="010666c6"/>
    </style:style>
    <style:style style:name="P49" style:family="paragraph" style:parent-style-name="Text_20_body">
      <style:text-properties officeooo:rsid="0107f44b" officeooo:paragraph-rsid="0107f44b"/>
    </style:style>
    <style:style style:name="P50" style:family="paragraph" style:parent-style-name="Text_20_body">
      <style:text-properties officeooo:paragraph-rsid="0107f44b"/>
    </style:style>
    <style:style style:name="P51" style:family="paragraph" style:parent-style-name="Text_20_body">
      <style:text-properties officeooo:rsid="0108986e" officeooo:paragraph-rsid="0108986e"/>
    </style:style>
    <style:style style:name="P52" style:family="paragraph" style:parent-style-name="Text_20_body">
      <style:text-properties officeooo:paragraph-rsid="0108986e"/>
    </style:style>
    <style:style style:name="P53" style:family="paragraph" style:parent-style-name="Text_20_body">
      <style:text-properties officeooo:rsid="0108cea7" officeooo:paragraph-rsid="0108cea7"/>
    </style:style>
    <style:style style:name="P54"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center" style:justify-single-word="false"/>
      <style:text-properties officeooo:paragraph-rsid="0025aa4f"/>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paragraph-properties fo:break-before="page"/>
      <style:text-properties officeooo:rsid="0019a71e" officeooo:paragraph-rsid="0019a71e"/>
    </style:style>
    <style:style style:name="P61" style:family="paragraph" style:parent-style-name="Heading_20_1">
      <style:paragraph-properties fo:break-before="page"/>
      <style:text-properties officeooo:rsid="00f6916f" officeooo:paragraph-rsid="00f6916f"/>
    </style:style>
    <style:style style:name="P62" style:family="paragraph" style:parent-style-name="Heading_20_1">
      <style:paragraph-properties fo:break-before="page"/>
      <style:text-properties officeooo:rsid="00fb5a47" officeooo:paragraph-rsid="00fb5a47"/>
    </style:style>
    <style:style style:name="P63" style:family="paragraph" style:parent-style-name="Heading_20_1">
      <style:paragraph-properties fo:break-before="page"/>
      <style:text-properties officeooo:rsid="01036242" officeooo:paragraph-rsid="01036242"/>
    </style:style>
    <style:style style:name="P64" style:family="paragraph" style:parent-style-name="Heading_20_1">
      <style:paragraph-properties fo:break-before="page"/>
      <style:text-properties officeooo:rsid="01055936" officeooo:paragraph-rsid="01055936"/>
    </style:style>
    <style:style style:name="P65" style:family="paragraph" style:parent-style-name="Heading_20_2">
      <style:text-properties officeooo:rsid="00fbeb1d" officeooo:paragraph-rsid="00fbeb1d"/>
    </style:style>
    <style:style style:name="P66" style:family="paragraph" style:parent-style-name="Heading_20_2">
      <style:text-properties officeooo:rsid="00fd5777" officeooo:paragraph-rsid="00fd5777"/>
    </style:style>
    <style:style style:name="P67" style:family="paragraph" style:parent-style-name="Heading_20_2">
      <style:text-properties officeooo:paragraph-rsid="00ff10e8"/>
    </style:style>
    <style:style style:name="P68" style:family="paragraph" style:parent-style-name="Heading_20_2">
      <style:text-properties officeooo:rsid="01036242" officeooo:paragraph-rsid="01036242"/>
    </style:style>
    <style:style style:name="P69" style:family="paragraph" style:parent-style-name="Heading_20_2">
      <style:text-properties officeooo:rsid="010666c6" officeooo:paragraph-rsid="010666c6"/>
    </style:style>
    <style:style style:name="P70" style:family="paragraph" style:parent-style-name="Heading_20_2">
      <style:text-properties officeooo:rsid="0108986e" officeooo:paragraph-rsid="0108986e"/>
    </style:style>
    <style:style style:name="P71" style:family="paragraph" style:parent-style-name="Heading_20_2">
      <style:paragraph-properties fo:break-before="page"/>
      <style:text-properties officeooo:rsid="01037cd2" officeooo:paragraph-rsid="01037cd2"/>
    </style:style>
    <style:style style:name="P72" style:family="paragraph" style:parent-style-name="Heading_20_2">
      <style:paragraph-properties fo:break-before="page"/>
      <style:text-properties officeooo:rsid="0107f44b" officeooo:paragraph-rsid="0107f44b"/>
    </style:style>
    <style:style style:name="P73" style:family="paragraph" style:parent-style-name="Heading_20_2">
      <style:paragraph-properties fo:break-before="page"/>
      <style:text-properties officeooo:rsid="0109e21d" officeooo:paragraph-rsid="0109e21d"/>
    </style:style>
    <style:style style:name="P74" style:family="paragraph" style:parent-style-name="Heading_20_3">
      <style:text-properties officeooo:rsid="00ff1ddf" officeooo:paragraph-rsid="00ff1ddf"/>
    </style:style>
    <style:style style:name="P75" style:family="paragraph" style:parent-style-name="Heading_20_3">
      <style:text-properties officeooo:paragraph-rsid="00ff1ddf"/>
    </style:style>
    <style:style style:name="P76" style:family="paragraph" style:parent-style-name="Heading_20_3">
      <style:text-properties officeooo:paragraph-rsid="010071af"/>
    </style:style>
    <style:style style:name="P77" style:family="paragraph" style:parent-style-name="Heading_20_3">
      <style:text-properties officeooo:paragraph-rsid="010213bd"/>
    </style:style>
    <style:style style:name="P78" style:family="paragraph" style:parent-style-name="Heading_20_3">
      <style:text-properties officeooo:rsid="010666c6" officeooo:paragraph-rsid="010666c6"/>
    </style:style>
    <style:style style:name="P79" style:family="paragraph" style:parent-style-name="Heading_20_3">
      <style:text-properties officeooo:rsid="0107f44b" officeooo:paragraph-rsid="0107f44b"/>
    </style:style>
    <style:style style:name="P80" style:family="paragraph" style:parent-style-name="Heading_20_3">
      <style:text-properties officeooo:rsid="0108986e" officeooo:paragraph-rsid="0108986e"/>
    </style:style>
    <style:style style:name="P81" style:family="paragraph" style:parent-style-name="Heading_20_3">
      <style:text-properties officeooo:rsid="0108cea7" officeooo:paragraph-rsid="0108cea7"/>
    </style:style>
    <style:style style:name="P82" style:family="paragraph" style:parent-style-name="Heading_20_3">
      <style:text-properties officeooo:rsid="0109e21d" officeooo:paragraph-rsid="0109e21d"/>
    </style:style>
    <style:style style:name="P83" style:family="paragraph" style:parent-style-name="Heading_20_3">
      <style:text-properties officeooo:rsid="010ba20e" officeooo:paragraph-rsid="010ba20e"/>
    </style:style>
    <style:style style:name="P84" style:family="paragraph" style:parent-style-name="Heading_20_3">
      <style:text-properties officeooo:rsid="010bbae2" officeooo:paragraph-rsid="010bbae2"/>
    </style:style>
    <style:style style:name="P85" style:family="paragraph" style:parent-style-name="Heading_20_3">
      <style:text-properties officeooo:paragraph-rsid="010d8e6a"/>
    </style:style>
    <style:style style:name="P86" style:family="paragraph" style:parent-style-name="Text_20_body" style:list-style-name="L1">
      <style:text-properties officeooo:paragraph-rsid="00fd5777"/>
    </style:style>
    <style:style style:name="P87" style:family="paragraph" style:parent-style-name="Text_20_body" style:list-style-name="L1">
      <style:text-properties officeooo:rsid="00fbeb1d" officeooo:paragraph-rsid="00fbeb1d"/>
    </style:style>
    <style:style style:name="P88" style:family="paragraph" style:parent-style-name="Text_20_body" style:list-style-name="L1">
      <style:text-properties officeooo:rsid="00fd5777" officeooo:paragraph-rsid="00fd5777"/>
    </style:style>
    <style:style style:name="P89" style:family="paragraph" style:parent-style-name="Text_20_body" style:list-style-name="L1">
      <style:text-properties fo:font-style="normal" officeooo:rsid="00fd5777" officeooo:paragraph-rsid="00fd5777" style:font-style-asian="normal" style:font-style-complex="normal"/>
    </style:style>
    <style:style style:name="P90" style:family="paragraph" style:parent-style-name="Text_20_body" style:list-style-name="L2">
      <style:text-properties fo:font-style="normal" officeooo:rsid="00fd5777" officeooo:paragraph-rsid="00fd5777" style:font-style-asian="normal" style:font-style-complex="normal"/>
    </style:style>
    <style:style style:name="P91" style:family="paragraph" style:parent-style-name="Text_20_body">
      <style:text-properties fo:font-style="normal" officeooo:rsid="01037cd2" officeooo:paragraph-rsid="01037cd2" style:font-style-asian="normal" style:font-style-complex="normal"/>
    </style:style>
    <style:style style:name="P92" style:family="paragraph" style:parent-style-name="Text_20_body">
      <style:text-properties fo:font-style="normal" officeooo:rsid="01055936" officeooo:paragraph-rsid="01055936" style:font-style-asian="normal" style:font-style-complex="normal"/>
    </style:style>
    <style:style style:name="P93" style:family="paragraph" style:parent-style-name="Text_20_body">
      <style:text-properties fo:font-style="normal" officeooo:rsid="010666c6" officeooo:paragraph-rsid="010666c6" style:font-style-asian="normal" style:font-style-complex="normal"/>
    </style:style>
    <style:style style:name="P94" style:family="paragraph" style:parent-style-name="Text_20_body">
      <style:text-properties fo:font-style="normal" officeooo:paragraph-rsid="0108986e" style:font-style-asian="normal" style:font-style-complex="normal"/>
    </style:style>
    <style:style style:name="P95" style:family="paragraph" style:parent-style-name="Text_20_body">
      <style:text-properties fo:font-style="normal" officeooo:rsid="0108986e" officeooo:paragraph-rsid="0108986e" style:font-style-asian="normal" style:font-style-complex="normal"/>
    </style:style>
    <style:style style:name="P96"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97"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98" style:family="paragraph" style:parent-style-name="Text_20_body">
      <style:text-properties fo:font-style="normal" fo:font-weight="bold" officeooo:rsid="01055936" officeooo:paragraph-rsid="01055936" style:font-style-asian="normal" style:font-weight-asian="bold" style:font-style-complex="normal" style:font-weight-complex="bold"/>
    </style:style>
    <style:style style:name="P99" style:family="paragraph" style:parent-style-name="Text_20_body" style:list-style-name="L3">
      <style:text-properties officeooo:paragraph-rsid="00fd5777"/>
    </style:style>
    <style:style style:name="P100" style:family="paragraph" style:parent-style-name="Text_20_body" style:list-style-name="L3">
      <style:text-properties fo:font-style="italic" officeooo:rsid="00fd5777" officeooo:paragraph-rsid="00fd5777" style:font-style-asian="italic" style:font-style-complex="italic"/>
    </style:style>
    <style:style style:name="P101" style:family="paragraph" style:parent-style-name="Text_20_body">
      <style:text-properties fo:font-style="italic" officeooo:rsid="0108986e" officeooo:paragraph-rsid="0108986e" style:font-style-asian="italic" style:font-style-complex="italic"/>
    </style:style>
    <style:style style:name="P102"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103"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104" style:family="paragraph" style:parent-style-name="Text_20_body">
      <style:text-properties style:font-name="arial" fo:font-size="11pt" fo:font-style="normal" officeooo:rsid="0107f44b" officeooo:paragraph-rsid="0107f44b" style:font-style-asian="normal" style:font-style-complex="normal"/>
    </style:style>
    <style:style style:name="P105" style:family="paragraph" style:parent-style-name="Text_20_body">
      <style:text-properties style:font-name="arial" fo:font-size="11pt" fo:font-style="normal" officeooo:rsid="0107f44b" officeooo:paragraph-rsid="0108986e" style:font-style-asian="normal" style:font-style-complex="normal"/>
    </style:style>
    <style:style style:name="P106" style:family="paragraph" style:parent-style-name="Text_20_body">
      <style:text-properties style:font-name="arial" fo:font-size="11pt" fo:font-style="normal" officeooo:rsid="0108986e" officeooo:paragraph-rsid="0108986e" style:font-style-asian="normal" style:font-style-complex="normal"/>
    </style:style>
    <style:style style:name="P107" style:family="paragraph" style:parent-style-name="Text_20_body">
      <style:text-properties fo:font-weight="normal" officeooo:rsid="01036242" officeooo:paragraph-rsid="01036242" style:font-weight-asian="normal" style:font-weight-complex="normal"/>
    </style:style>
    <style:style style:name="P108" style:family="paragraph" style:parent-style-name="Text_20_body">
      <style:text-properties officeooo:paragraph-rsid="0108cea7"/>
    </style:style>
    <style:style style:name="P109" style:family="paragraph" style:parent-style-name="Text_20_body">
      <style:text-properties officeooo:paragraph-rsid="0109e21d"/>
    </style:style>
    <style:style style:name="P110" style:family="paragraph" style:parent-style-name="Text_20_body">
      <style:text-properties officeooo:rsid="010ba20e" officeooo:paragraph-rsid="010ba20e"/>
    </style:style>
    <style:style style:name="P111" style:family="paragraph" style:parent-style-name="Text_20_body">
      <style:text-properties officeooo:rsid="010ba20e" officeooo:paragraph-rsid="010d8e6a"/>
    </style:style>
    <style:style style:name="P112" style:family="paragraph" style:parent-style-name="Text_20_body">
      <style:text-properties officeooo:rsid="010bbae2" officeooo:paragraph-rsid="010bbae2"/>
    </style:style>
    <style:style style:name="P113" style:family="paragraph" style:parent-style-name="Text_20_body">
      <style:text-properties officeooo:paragraph-rsid="010bbae2"/>
    </style:style>
    <style:style style:name="P114" style:family="paragraph" style:parent-style-name="Text_20_body">
      <style:text-properties officeooo:rsid="010666c6" officeooo:paragraph-rsid="010bbae2"/>
    </style:style>
    <style:style style:name="P115" style:family="paragraph" style:parent-style-name="Text_20_body">
      <style:text-properties officeooo:paragraph-rsid="010d8e6a"/>
    </style:style>
    <style:style style:name="P116" style:family="paragraph" style:parent-style-name="Text_20_body">
      <style:text-properties officeooo:rsid="010d8e6a" officeooo:paragraph-rsid="010d8e6a"/>
    </style:style>
    <style:style style:name="P117"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fbeb1d" style:font-style-asian="italic" style:font-style-complex="italic"/>
    </style:style>
    <style:style style:name="T6" style:family="text">
      <style:text-properties fo:font-style="italic" officeooo:rsid="00fd5777" style:font-style-asian="italic" style:font-style-complex="italic"/>
    </style:style>
    <style:style style:name="T7" style:family="text">
      <style:text-properties fo:font-style="italic" officeooo:rsid="00fe60de" style:font-style-asian="italic" style:font-style-complex="italic"/>
    </style:style>
    <style:style style:name="T8" style:family="text">
      <style:text-properties fo:font-style="italic" officeooo:rsid="01037cd2" style:font-style-asian="italic" style:font-style-complex="italic"/>
    </style:style>
    <style:style style:name="T9" style:family="text">
      <style:text-properties fo:font-style="italic" officeooo:rsid="010666c6" style:font-style-asian="italic" style:font-style-complex="italic"/>
    </style:style>
    <style:style style:name="T10" style:family="text">
      <style:text-properties fo:font-style="italic" officeooo:rsid="0107f44b" style:font-style-asian="italic" style:font-style-complex="italic"/>
    </style:style>
    <style:style style:name="T11" style:family="text">
      <style:text-properties fo:font-style="italic" officeooo:rsid="0108986e" style:font-style-asian="italic" style:font-style-complex="italic"/>
    </style:style>
    <style:style style:name="T12" style:family="text">
      <style:text-properties fo:font-style="italic" officeooo:rsid="0108cea7" style:font-style-asian="italic" style:font-style-complex="italic"/>
    </style:style>
    <style:style style:name="T13" style:family="text">
      <style:text-properties fo:font-style="italic" officeooo:rsid="0109e21d" style:font-style-asian="italic" style:font-style-complex="italic"/>
    </style:style>
    <style:style style:name="T14" style:family="text">
      <style:text-properties fo:font-style="italic" officeooo:rsid="010bbae2" style:font-style-asian="italic" style:font-style-complex="italic"/>
    </style:style>
    <style:style style:name="T15" style:family="text">
      <style:text-properties fo:font-style="italic" officeooo:rsid="010d8e6a" style:font-style-asian="italic" style:font-style-complex="italic"/>
    </style:style>
    <style:style style:name="T16" style:family="text">
      <style:text-properties fo:font-style="italic" style:text-underline-style="none" officeooo:rsid="00f6916f"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ff10e8"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dd5b0a" style:font-style-asian="normal" style:font-style-complex="normal"/>
    </style:style>
    <style:style style:name="T21" style:family="text">
      <style:text-properties fo:font-style="normal" officeooo:rsid="00f6916f" style:font-style-asian="normal" style:font-style-complex="normal"/>
    </style:style>
    <style:style style:name="T22" style:family="text">
      <style:text-properties fo:font-style="normal" officeooo:rsid="00fbeb1d" style:font-style-asian="normal" style:font-style-complex="normal"/>
    </style:style>
    <style:style style:name="T23" style:family="text">
      <style:text-properties fo:font-style="normal" officeooo:rsid="00fd5777" style:font-style-asian="normal" style:font-style-complex="normal"/>
    </style:style>
    <style:style style:name="T24" style:family="text">
      <style:text-properties fo:font-style="normal" officeooo:rsid="00fe60de" style:font-style-asian="normal" style:font-style-complex="normal"/>
    </style:style>
    <style:style style:name="T25" style:family="text">
      <style:text-properties fo:font-style="normal" officeooo:rsid="00ff10e8" style:font-style-asian="normal" style:font-style-complex="normal"/>
    </style:style>
    <style:style style:name="T26" style:family="text">
      <style:text-properties fo:font-style="normal" officeooo:rsid="00ff1ddf" style:font-style-asian="normal" style:font-style-complex="normal"/>
    </style:style>
    <style:style style:name="T27" style:family="text">
      <style:text-properties fo:font-style="normal" officeooo:rsid="010071af" style:font-style-asian="normal" style:font-style-complex="normal"/>
    </style:style>
    <style:style style:name="T28" style:family="text">
      <style:text-properties fo:font-style="normal" officeooo:rsid="010213bd" style:font-style-asian="normal" style:font-style-complex="normal"/>
    </style:style>
    <style:style style:name="T29" style:family="text">
      <style:text-properties fo:font-style="normal" officeooo:rsid="01037cd2" style:font-style-asian="normal" style:font-style-complex="normal"/>
    </style:style>
    <style:style style:name="T30" style:family="text">
      <style:text-properties fo:font-style="normal" officeooo:rsid="010666c6" style:font-style-asian="normal" style:font-style-complex="normal"/>
    </style:style>
    <style:style style:name="T31" style:family="text">
      <style:text-properties fo:font-style="normal" officeooo:rsid="0107f44b" style:font-style-asian="normal" style:font-style-complex="normal"/>
    </style:style>
    <style:style style:name="T32" style:family="text">
      <style:text-properties fo:font-style="normal" officeooo:rsid="0108cea7" style:font-style-asian="normal" style:font-style-complex="normal"/>
    </style:style>
    <style:style style:name="T33" style:family="text">
      <style:text-properties fo:font-style="normal" officeooo:rsid="0109e21d" style:font-style-asian="normal" style:font-style-complex="normal"/>
    </style:style>
    <style:style style:name="T34" style:family="text">
      <style:text-properties fo:font-style="normal" officeooo:rsid="010bbae2" style:font-style-asian="normal" style:font-style-complex="normal"/>
    </style:style>
    <style:style style:name="T35" style:family="text">
      <style:text-properties fo:font-style="normal" officeooo:rsid="010d8e6a" style:font-style-asian="normal" style:font-style-complex="normal"/>
    </style:style>
    <style:style style:name="T36" style:family="text">
      <style:text-properties fo:font-style="normal" style:text-underline-style="none" officeooo:rsid="00f6916f"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ff10e8" style:font-style-asian="normal" style:font-weight-asian="normal" style:font-style-complex="normal" style:font-weight-complex="normal"/>
    </style:style>
    <style:style style:name="T39" style:family="text">
      <style:text-properties fo:font-style="normal" fo:font-weight="normal" officeooo:rsid="01037cd2" style:font-style-asian="normal" style:font-weight-asian="normal" style:font-style-complex="normal" style:font-weight-complex="normal"/>
    </style:style>
    <style:style style:name="T40"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41" style:family="text">
      <style:text-properties style:font-name="arial" fo:font-size="11pt"/>
    </style:style>
    <style:style style:name="T42" style:family="text">
      <style:text-properties style:font-name="arial" fo:font-size="11pt" fo:font-style="normal" style:font-style-asian="normal" style:font-style-complex="normal"/>
    </style:style>
    <style:style style:name="T43" style:family="text">
      <style:text-properties style:font-name="arial" fo:font-size="11pt" fo:font-style="normal" officeooo:rsid="00faa4a7" style:font-style-asian="normal" style:font-style-complex="normal"/>
    </style:style>
    <style:style style:name="T44" style:family="text">
      <style:text-properties style:font-name="arial" fo:font-size="11pt" fo:font-style="normal" officeooo:rsid="00fbeb1d" style:font-style-asian="normal" style:font-style-complex="normal"/>
    </style:style>
    <style:style style:name="T45" style:family="text">
      <style:text-properties style:font-name="arial" fo:font-size="11pt" fo:font-style="normal" officeooo:rsid="00fd5777" style:font-style-asian="normal" style:font-style-complex="normal"/>
    </style:style>
    <style:style style:name="T46" style:family="text">
      <style:text-properties style:font-name="arial" fo:font-size="11pt" fo:font-style="normal" officeooo:rsid="00fe60de" style:font-style-asian="normal" style:font-style-complex="normal"/>
    </style:style>
    <style:style style:name="T47" style:family="text">
      <style:text-properties style:font-name="arial" fo:font-size="11pt" fo:font-style="normal" officeooo:rsid="00ff1ddf" style:font-style-asian="normal" style:font-style-complex="normal"/>
    </style:style>
    <style:style style:name="T48" style:family="text">
      <style:text-properties style:font-name="arial" fo:font-size="11pt" fo:font-style="normal" officeooo:rsid="010213bd" style:font-style-asian="normal" style:font-style-complex="normal"/>
    </style:style>
    <style:style style:name="T49" style:family="text">
      <style:text-properties style:font-name="arial" fo:font-size="11pt" fo:font-style="normal" officeooo:rsid="010666c6" style:font-style-asian="normal" style:font-style-complex="normal"/>
    </style:style>
    <style:style style:name="T50" style:family="text">
      <style:text-properties style:font-name="arial" fo:font-size="11pt" fo:font-style="normal" officeooo:rsid="0107f44b" style:font-style-asian="normal" style:font-style-complex="normal"/>
    </style:style>
    <style:style style:name="T51" style:family="text">
      <style:text-properties style:font-name="arial" fo:font-size="11pt" fo:font-style="normal" officeooo:rsid="010bbae2" style:font-style-asian="normal" style:font-style-complex="normal"/>
    </style:style>
    <style:style style:name="T52" style:family="text">
      <style:text-properties style:font-name="arial" fo:font-size="11pt" fo:font-style="normal" officeooo:rsid="010d8e6a" style:font-style-asian="normal" style:font-style-complex="normal"/>
    </style:style>
    <style:style style:name="T53" style:family="text">
      <style:text-properties style:font-name="arial" fo:font-size="11pt" fo:font-style="normal" fo:font-weight="normal" style:font-style-asian="normal" style:font-weight-asian="normal" style:font-style-complex="normal" style:font-weight-complex="normal"/>
    </style:style>
    <style:style style:name="T54" style:family="text">
      <style:text-properties style:font-name="arial" fo:font-size="11pt" fo:font-style="normal" fo:font-weight="normal" officeooo:rsid="00ff1ddf" style:font-style-asian="normal" style:font-weight-asian="normal" style:font-style-complex="normal" style:font-weight-complex="normal"/>
    </style:style>
    <style:style style:name="T55" style:family="text">
      <style:text-properties style:font-name="arial" fo:font-size="11pt" fo:font-style="normal" fo:font-weight="normal" officeooo:rsid="010071af" style:font-style-asian="normal" style:font-weight-asian="normal" style:font-style-complex="normal" style:font-weight-complex="normal"/>
    </style:style>
    <style:style style:name="T56" style:family="text">
      <style:text-properties style:font-name="arial" fo:font-size="11pt" fo:font-style="normal" fo:font-weight="normal" officeooo:rsid="010213bd" style:font-style-asian="normal" style:font-weight-asian="normal" style:font-style-complex="normal" style:font-weight-complex="normal"/>
    </style:style>
    <style:style style:name="T57" style:family="text">
      <style:text-properties style:font-name="arial" fo:font-size="11pt" officeooo:rsid="00fbeb1d"/>
    </style:style>
    <style:style style:name="T58" style:family="text">
      <style:text-properties style:font-name="arial" fo:font-size="11pt" fo:font-style="italic" style:font-style-asian="italic" style:font-style-complex="italic"/>
    </style:style>
    <style:style style:name="T59" style:family="text">
      <style:text-properties style:font-name="arial" fo:font-size="11pt" fo:font-style="italic" officeooo:rsid="00fd5777" style:font-style-asian="italic" style:font-style-complex="italic"/>
    </style:style>
    <style:style style:name="T60" style:family="text">
      <style:text-properties style:font-name="arial" fo:font-size="11pt" fo:font-style="italic" officeooo:rsid="00ff1ddf" style:font-style-asian="italic" style:font-style-complex="italic"/>
    </style:style>
    <style:style style:name="T61" style:family="text">
      <style:text-properties style:font-name="arial" fo:font-size="11pt" fo:font-style="italic" officeooo:rsid="010071af" style:font-style-asian="italic" style:font-style-complex="italic"/>
    </style:style>
    <style:style style:name="T62" style:family="text">
      <style:text-properties style:font-name="arial" fo:font-size="11pt" fo:font-style="italic" officeooo:rsid="010213bd" style:font-style-asian="italic" style:font-style-complex="italic"/>
    </style:style>
    <style:style style:name="T63" style:family="text">
      <style:text-properties style:font-name="arial" fo:font-size="11pt" fo:font-style="italic" officeooo:rsid="0107f44b" style:font-style-asian="italic" style:font-style-complex="italic"/>
    </style:style>
    <style:style style:name="T64" style:family="text">
      <style:text-properties style:font-name="arial" fo:font-size="11pt" fo:font-style="italic" officeooo:rsid="0109e21d" style:font-style-asian="italic" style:font-style-complex="italic"/>
    </style:style>
    <style:style style:name="T65" style:family="text">
      <style:text-properties style:font-name="arial" fo:font-size="11pt" fo:font-style="italic" officeooo:rsid="010bbae2" style:font-style-asian="italic" style:font-style-complex="italic"/>
    </style:style>
    <style:style style:name="T66" style:family="text">
      <style:text-properties style:font-name="arial" fo:font-size="11pt" fo:font-style="italic" officeooo:rsid="010d8e6a" style:font-style-asian="italic" style:font-style-complex="italic"/>
    </style:style>
    <style:style style:name="T67" style:family="text">
      <style:text-properties style:font-name="arial" fo:font-size="11pt" fo:font-style="italic" fo:font-weight="normal" style:font-style-asian="italic" style:font-weight-asian="normal" style:font-style-complex="italic" style:font-weight-complex="normal"/>
    </style:style>
    <style:style style:name="T68" style:family="text">
      <style:text-properties style:font-name="arial" fo:font-size="11pt" fo:font-style="italic" fo:font-weight="normal" officeooo:rsid="00ff1ddf" style:font-style-asian="italic" style:font-weight-asian="normal" style:font-style-complex="italic" style:font-weight-complex="normal"/>
    </style:style>
    <style:style style:name="T69" style:family="text">
      <style:text-properties style:font-name="arial" fo:font-size="11pt" fo:font-style="italic" fo:font-weight="normal" officeooo:rsid="010071af" style:font-style-asian="italic" style:font-weight-asian="normal" style:font-style-complex="italic" style:font-weight-complex="normal"/>
    </style:style>
    <style:style style:name="T70" style:family="text">
      <style:text-properties style:font-name="arial" fo:font-size="11pt" fo:font-style="italic" fo:font-weight="normal" officeooo:rsid="010213bd" style:font-style-asian="italic" style:font-weight-asian="normal" style:font-style-complex="italic" style:font-weight-complex="normal"/>
    </style:style>
    <style:style style:name="T71" style:family="text">
      <style:text-properties style:font-name="arial" fo:font-size="11pt" officeooo:rsid="01037cd2"/>
    </style:style>
    <style:style style:name="T72"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73"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74" style:family="text">
      <style:text-properties officeooo:rsid="00fbeb1d"/>
    </style:style>
    <style:style style:name="T75" style:family="text">
      <style:text-properties officeooo:rsid="00fe60de"/>
    </style:style>
    <style:style style:name="T76" style:family="text">
      <style:text-properties officeooo:rsid="00ff10e8"/>
    </style:style>
    <style:style style:name="T77"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78"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79"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80" style:family="text">
      <style:text-properties style:font-name="arial2"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81" style:family="text">
      <style:text-properties style:font-name="arial2" fo:font-size="11.8999996185303pt" fo:font-weight="bold" officeooo:rsid="010d8e6a" style:font-name-asian="Noto Sans CJK SC" style:font-size-asian="14.1000003814697pt" style:font-weight-asian="bold" style:font-name-complex="Lohit Devanagari" style:font-size-complex="14.1000003814697pt" style:font-weight-complex="bold"/>
    </style:style>
    <style:style style:name="T82" style:family="text">
      <style:text-properties officeooo:rsid="00ff1ddf"/>
    </style:style>
    <style:style style:name="T83" style:family="text">
      <style:text-properties fo:color="#000000" fo:font-style="italic" fo:font-weight="bold" style:font-style-asian="italic" style:font-weight-asian="bold" style:font-style-complex="italic" style:font-weight-complex="bold"/>
    </style:style>
    <style:style style:name="T84" style:family="text">
      <style:text-properties fo:color="#000000" fo:font-style="normal" fo:font-weight="normal" officeooo:rsid="01037cd2" style:font-style-asian="normal" style:font-weight-asian="normal" style:font-style-complex="normal" style:font-weight-complex="normal"/>
    </style:style>
    <style:style style:name="T85" style:family="text">
      <style:text-properties officeooo:rsid="01037cd2"/>
    </style:style>
    <style:style style:name="T86" style:family="text">
      <style:text-properties officeooo:rsid="010666c6"/>
    </style:style>
    <style:style style:name="T87" style:family="text">
      <style:text-properties officeooo:rsid="0107f44b"/>
    </style:style>
    <style:style style:name="T88" style:family="text">
      <style:text-properties officeooo:rsid="0109c3df"/>
    </style:style>
    <style:style style:name="T89" style:family="text">
      <style:text-properties officeooo:rsid="0109e21d"/>
    </style:style>
    <style:style style:name="T90" style:family="text">
      <style:text-properties officeooo:rsid="010bbae2"/>
    </style:style>
    <style:style style:name="T91" style:family="text">
      <style:text-properties officeooo:rsid="010d8e6a"/>
    </style:style>
    <style:style style:name="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54"/>
      <text:p text:style-name="P55"><text:span text:style-name="T72">Documento di </text:span><text:span text:style-name="T40">sviluppo dell’applicazione web</text:span><text:span text:style-name="T73">.</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9">Indice</text:p>
          </text:index-title>
          <text:p text:style-name="P56"><text:a xlink:type="simple" xlink:href="#__RefHeading___Toc211_1698590011" text:style-name="Index_20_Link" text:visited-style-name="Index_20_Link">Scopo del documento<text:tab/>3</text:a></text:p>
          <text:p text:style-name="P56"><text:a xlink:type="simple" xlink:href="#__RefHeading___Toc1823_469272218" text:style-name="Index_20_Link" text:visited-style-name="Index_20_Link">User flow<text:tab/>4</text:a></text:p>
          <text:p text:style-name="P56"><text:a xlink:type="simple" xlink:href="#__RefHeading___Toc746_2312179031" text:style-name="Index_20_Link" text:visited-style-name="Index_20_Link">Application Implementation and Documentation<text:tab/>5</text:a></text:p>
          <text:p text:style-name="P57"><text:a xlink:type="simple" xlink:href="#__RefHeading___Toc748_2312179031" text:style-name="Index_20_Link" text:visited-style-name="Index_20_Link">Project structures<text:tab/>5</text:a></text:p>
          <text:p text:style-name="P57"><text:a xlink:type="simple" xlink:href="#__RefHeading___Toc750_2312179031" text:style-name="Index_20_Link" text:visited-style-name="Index_20_Link">Project Dependencies<text:tab/>6</text:a></text:p>
          <text:p text:style-name="P57"><text:a xlink:type="simple" xlink:href="#__RefHeading___Toc752_2312179031" text:style-name="Index_20_Link" text:visited-style-name="Index_20_Link">Modelli nel database<text:tab/>6</text:a></text:p>
          <text:p text:style-name="P58"><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4">User</text:span></text:a><text:a xlink:type="simple" xlink:href="#__RefHeading___Toc754_2312179031" text:style-name="Index_20_Link" text:visited-style-name="Index_20_Link"><text:tab/>6</text:a></text:p>
          <text:p text:style-name="P58"><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4">Annuncio</text:span></text:a><text:a xlink:type="simple" xlink:href="#__RefHeading___Toc756_2312179031" text:style-name="Index_20_Link" text:visited-style-name="Index_20_Link"><text:tab/>6</text:a></text:p>
          <text:p text:style-name="P58"><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4">Profilo</text:span></text:a><text:a xlink:type="simple" xlink:href="#__RefHeading___Toc758_2312179031" text:style-name="Index_20_Link" text:visited-style-name="Index_20_Link"><text:tab/>7</text:a></text:p>
          <text:p text:style-name="P58"><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4">Transazione</text:span></text:a><text:a xlink:type="simple" xlink:href="#__RefHeading___Toc785_2312179031" text:style-name="Index_20_Link" text:visited-style-name="Index_20_Link"><text:tab/>7</text:a></text:p>
          <text:p text:style-name="P58"><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4">Recensione</text:span></text:a><text:a xlink:type="simple" xlink:href="#__RefHeading___Toc787_2312179031" text:style-name="Index_20_Link" text:visited-style-name="Index_20_Link"><text:tab/>8</text:a></text:p>
          <text:p text:style-name="P56"><text:a xlink:type="simple" xlink:href="#__RefHeading___Toc789_2312179031" text:style-name="Index_20_Link" text:visited-style-name="Index_20_Link">Project APIs<text:tab/>9</text:a></text:p>
          <text:p text:style-name="P57"><text:a xlink:type="simple" xlink:href="#__RefHeading___Toc791_2312179031" text:style-name="Index_20_Link" text:visited-style-name="Index_20_Link">Estrazione delle risorse dal class diagram<text:tab/>9</text:a></text:p>
          <text:p text:style-name="P57"><text:a xlink:type="simple" xlink:href="#__RefHeading___Toc793_2312179031" text:style-name="Index_20_Link" text:visited-style-name="Index_20_Link">Diagramma delle risorse<text:tab/>11</text:a></text:p>
          <text:p text:style-name="P56"><text:a xlink:type="simple" xlink:href="#__RefHeading___Toc795_2312179031" text:style-name="Index_20_Link" text:visited-style-name="Index_20_Link">Sviluppo API<text:tab/>12</text:a></text:p>
          <text:p text:style-name="P57"><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4">Utente</text:span></text:a><text:a xlink:type="simple" xlink:href="#__RefHeading___Toc797_2312179031" text:style-name="Index_20_Link" text:visited-style-name="Index_20_Link"><text:tab/>12</text:a></text:p>
          <text:p text:style-name="P58"><text:a xlink:type="simple" xlink:href="#__RefHeading___Toc1580_474324225" text:style-name="Index_20_Link" text:visited-style-name="Index_20_Link">Salvataggio di un nuovo utente<text:tab/>12</text:a></text:p>
          <text:p text:style-name="P58"><text:a xlink:type="simple" xlink:href="#__RefHeading___Toc1582_474324225" text:style-name="Index_20_Link" text:visited-style-name="Index_20_Link">Cancellazione di un utente<text:tab/>12</text:a></text:p>
          <text:p text:style-name="P58"><text:a xlink:type="simple" xlink:href="#__RefHeading___Toc1584_474324225" text:style-name="Index_20_Link" text:visited-style-name="Index_20_Link">Ricerca di tutti gli utenti<text:tab/>12</text:a></text:p>
          <text:p text:style-name="P58"><text:a xlink:type="simple" xlink:href="#__RefHeading___Toc1586_474324225" text:style-name="Index_20_Link" text:visited-style-name="Index_20_Link">Ricerca dei dati di un preciso utente<text:tab/>12</text:a></text:p>
          <text:p text:style-name="P58"><text:a xlink:type="simple" xlink:href="#__RefHeading___Toc1588_474324225" text:style-name="Index_20_Link" text:visited-style-name="Index_20_Link">Aggiornamento dati utente<text:tab/>13</text:a></text:p>
          <text:p text:style-name="P58"><text:a xlink:type="simple" xlink:href="#__RefHeading___Toc1590_474324225" text:style-name="Index_20_Link" text:visited-style-name="Index_20_Link">Aggiornamento email utente<text:tab/>13</text:a></text:p>
          <text:p text:style-name="P58"><text:a xlink:type="simple" xlink:href="#__RefHeading___Toc1592_474324225" text:style-name="Index_20_Link" text:visited-style-name="Index_20_Link">Aggiornamento password utente<text:tab/>13</text:a></text:p>
          <text:p text:style-name="P57"><text:a xlink:type="simple" xlink:href="#__RefHeading___Toc1594_474324225" text:style-name="Index_20_Link" text:visited-style-name="Index_20_Link">API per l’autenticazione<text:tab/>14</text:a></text:p>
          <text:p text:style-name="P58"><text:a xlink:type="simple" xlink:href="#__RefHeading___Toc1596_474324225" text:style-name="Index_20_Link" text:visited-style-name="Index_20_Link">Login di un utente<text:tab/>14</text:a></text:p>
          <text:p text:style-name="P58"><text:a xlink:type="simple" xlink:href="#__RefHeading___Toc1598_474324225" text:style-name="Index_20_Link" text:visited-style-name="Index_20_Link">Logout di un utente<text:tab/>14</text:a></text:p>
          <text:p text:style-name="P58"><text:a xlink:type="simple" xlink:href="#__RefHeading___Toc1600_474324225" text:style-name="Index_20_Link" text:visited-style-name="Index_20_Link">Ripristino password<text:tab/>14</text:a></text:p>
          <text:p text:style-name="P57"><text:a xlink:type="simple" xlink:href="#__RefHeading___Toc1602_474324225" text:style-name="Index_20_Link" text:visited-style-name="Index_20_Link">API per gestire l’invio di una mail<text:tab/>14</text:a></text:p>
          <text:p text:style-name="P58"><text:a xlink:type="simple" xlink:href="#__RefHeading___Toc1604_474324225" text:style-name="Index_20_Link" text:visited-style-name="Index_20_Link">Invio di una mail<text:tab/>14</text:a></text:p>
          <text:p text:style-name="P57"><text:a xlink:type="simple" xlink:href="#__RefHeading___Toc1606_474324225" text:style-name="Index_20_Link" text:visited-style-name="Index_20_Link">API per il modello </text:a><text:a xlink:type="simple" xlink:href="#__RefHeading___Toc1606_474324225" text:style-name="Index_20_Link" text:visited-style-name="Index_20_Link"><text:span text:style-name="T4">Annuncio</text:span></text:a><text:a xlink:type="simple" xlink:href="#__RefHeading___Toc1606_474324225" text:style-name="Index_20_Link" text:visited-style-name="Index_20_Link"><text:tab/>15</text:a></text:p>
        </text:index-body>
      </text:table-of-content>
      <text:p text:style-name="P6"/>
      <text:h text:style-name="P60" text:outline-level="1"><text:bookmark-start text:name="__RefHeading___Toc211_1698590011"/>Scopo del documento<text:bookmark-end text:name="__RefHeading___Toc211_1698590011"/></text:h>
      <text:p text:style-name="P9"/>
      <text:p text:style-name="P7"><text:span text:style-name="T20">I</text:span><text:span text:style-name="T19">l seguente documento riporta tutte le informazioni necessarie per descrivere lo sviluppo di una parte, molto completa, dell’applicazione web </text:span><text:span text:style-name="T4">SpottyThings</text:span><text:span text:style-name="T19">.</text:span></text:p>
      <text:p text:style-name="P7"><text:span text:style-name="T19">Nel primo capitolo viene riportato lo user flow, ovvero una descrizione tramite diagramma di tutte le azioni che si possono eseguire sulla parte implementata di </text:span><text:span text:style-name="T4">SpottyThings</text:span><text:span text:style-name="T19">, descrivendo le varie richieste effettuabili a front-end in ogni pagina e le varie risposte possibili.</text:span></text:p>
      <text:p text:style-name="P10">Successivamente rappresentiamo una struttura del codice realizzato, descrivendo le dipendenze installate, i modelli realizzati e le API implementate.</text:p>
      <text:p text:style-name="P8"><text:span text:style-name="T21">Una attenta descrizione delle API implementate viene fatta con il diagramma delle </text:span><text:span text:style-name="T43">risorse</text:span><text:span text:style-name="T21"> e il diagramma </text:span><text:span text:style-name="T43">di estrazione delle risorse</text:span><text:span text:style-name="T21">, in cui si individuano le risorse estratte a partire dal diagramma delle classi del </text:span><text:span text:style-name="T36">documento</text:span><text:span text:style-name="T16"> D3-T25</text:span><text:span text:style-name="T36">.</text:span></text:p>
      <text:p text:style-name="P7"><text:span text:style-name="T19">Nel capitolo quattro si spiega ciò che si è fatto con </text:span><text:span text:style-name="T4">Swagger</text:span><text:span text:style-name="T19"> per la documentazione delle API.</text:span></text:p>
      <text:p text:style-name="P10">Successivamente viene fornita una breve descrizione per le pagine implementate e una descrizione del repository di GitHub con le istruzioni per effettuare il deployment.</text:p>
      <text:p text:style-name="P10">Per finire mostriamo i vari casi di test realizzati per verificare il corretto funzionamento delle API.</text:p>
      <text:h text:style-name="P61" text:outline-level="1"><text:bookmark-start text:name="__RefHeading___Toc1823_469272218"/>User flow<text:bookmark-end text:name="__RefHeading___Toc1823_469272218"/></text:h>
      <text:p text:style-name="P8"/>
      <text:p text:style-name="P7">In questo capitolo</text:p>
      <text:h text:style-name="P62" text:outline-level="1"><text:bookmark-start text:name="__RefHeading___Toc746_2312179031"/>Application Implementation and Documentation<text:bookmark-end text:name="__RefHeading___Toc746_2312179031"/></text:h>
      <text:p text:style-name="P18"/>
      <text:p text:style-name="P20"><text:span text:style-name="T57">L</text:span><text:span text:style-name="T74">’applicazione </text:span><text:span text:style-name="T5">SpottyThings </text:span><text:span text:style-name="T22">è stata </text:span><text:span text:style-name="T44">sviluppata</text:span><text:span text:style-name="T22"> utilizzando </text:span><text:span text:style-name="T5">NodeJS </text:span><text:span text:style-name="T22">e </text:span><text:span text:style-name="T5">VueJS </text:span><text:span text:style-name="T22">per la parte di front-end. A livello di back-end per la memorizzazione dei vari dati abbiamo utilizzato </text:span><text:span text:style-name="T5">MongoDB</text:span><text:span text:style-name="T22">.</text:span></text:p>
      <text:p text:style-name="P20"><text:span text:style-name="T22">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44">realizzato</text:span><text:span text:style-name="T22"> una “simulazione d’acquisto” di un oggetto, per simulare </text:span><text:span text:style-name="T44">un</text:span><text:span text:style-name="T22"> possibile utilizzo completo da parte di un utente della nostra applicazione.</text:span></text:p>
      <text:p text:style-name="P19"><text:span text:style-name="T19">Infine abbiamo anche utilizzato le API del sistema esterno </text:span><text:span text:style-name="T4">NodeMailer </text:span><text:span text:style-name="T19">per gestire l’invio di email agli utenti (riguardante il ripristino della password).</text:span></text:p>
      <text:p text:style-name="P12"/>
      <text:h text:style-name="P65" text:outline-level="2"><text:bookmark-start text:name="__RefHeading___Toc748_2312179031"/>Project structures<text:bookmark-end text:name="__RefHeading___Toc748_2312179031"/></text:h>
      <text:p text:style-name="P19">La struttura del progetto è rappresentata nella immagine sottostante. La directory principale <text:span text:style-name="T4">ProgettoT25 </text:span><text:span text:style-name="T19">è divisa in due directory distinte: </text:span><text:span text:style-name="T4">FrontEnd </text:span><text:span text:style-name="T19">e </text:span><text:span text:style-name="T4">BackEnd</text:span><text:span text:style-name="T19">, in cui sono implementate le rispettive parti di front-end e back-end.</text:span></text:p>
      <text:p text:style-name="P12"/>
      <text:p text:style-name="P19"><text:span text:style-name="T19">La cartella </text:span><text:span text:style-name="T4">BackEnd </text:span><text:span text:style-name="T19">è divisa in questo modo:</text:span></text:p>
      <text:list xml:id="list2142996670" text:style-name="L1">
        <text:list-item>
          <text:p text:style-name="P87"><text:span text:style-name="T19">cartella </text:span><text:span text:style-name="T4">node_modules</text:span><text:span text:style-name="T19"> dove sono scaricate le dipendenze utilizzate nel sistema</text:span></text:p>
        </text:list-item>
        <text:list-item>
          <text:p text:style-name="P88"><text:span text:style-name="T19">file </text:span><text:span text:style-name="T4">swagger.json </text:span><text:span text:style-name="T19">dove è sono descritte approfonditamente e con opportuni esempi le API implementate nel sistema</text:span></text:p>
        </text:list-item>
        <text:list-item>
          <text:p text:style-name="P86"><text:span text:style-name="T23">file </text:span><text:span text:style-name="T6">package.json </text:span><text:span text:style-name="T23">che rappresenta </text:span><text:span text:style-name="T45">il file di configurazione generale del progetto</text:span></text:p>
        </text:list-item>
        <text:list-item>
          <text:p text:style-name="P88"><text:span text:style-name="T42">file </text:span><text:span text:style-name="T58">.env </text:span><text:span text:style-name="T42">dove sono definite le variabili d’ambiente</text:span></text:p>
        </text:list-item>
        <text:list-item>
          <text:p text:style-name="P88"><text:span text:style-name="T42">file </text:span><text:span text:style-name="T58">index.js </text:span><text:span text:style-name="T42">che rappresenta lo start point del progetto, il programma che deve essere eseguito per attivare la connessione verso il database </text:span><text:span text:style-name="T58">MongoDB </text:span><text:span text:style-name="T42">e attivare il server all’indirizzo </text:span><text:span text:style-name="T58">localhost:8080</text:span></text:p>
        </text:list-item>
        <text:list-item>
          <text:p text:style-name="P89"><text:span text:style-name="T41">cartella </text:span><text:span text:style-name="T58">src </text:span><text:span text:style-name="T41">dove viene definita tutta la business logic del sistema lato back-end.</text:span></text:p>
        </text:list-item>
      </text:list>
      <text:p text:style-name="P24"/>
      <text:p text:style-name="P11"><text:span text:style-name="T41">Nella cartella </text:span><text:span text:style-name="T58">src </text:span><text:span text:style-name="T41">troviamo:</text:span></text:p>
      <text:list xml:id="list3095493030" text:style-name="L2">
        <text:list-item>
          <text:p text:style-name="P90"><text:span text:style-name="T41">il file </text:span><text:span text:style-name="T58">server.js </text:span><text:span text:style-name="T41">che importa i vari moduli che vengono utilizzati a back-end e definisce l’endpoint delle API</text:span></text:p>
        </text:list-item>
        <text:list-item>
          <text:p text:style-name="P90"><text:span text:style-name="T41">la cartella </text:span><text:span text:style-name="T58">auxiliaries </text:span><text:span text:style-name="T41">che contiene le definizioni e il codice di tutte le funzioni ausiliarie implementate da noi e utilizzate nelle varie API</text:span></text:p>
        </text:list-item>
        <text:list-item>
          <text:p text:style-name="P90"><text:span text:style-name="T41">la cartella </text:span><text:span text:style-name="T58">models </text:span><text:span text:style-name="T41">che contiene la definizione di tutti i modelli che saranno memorizzati nel database</text:span></text:p>
        </text:list-item>
        <text:list-item>
          <text:p text:style-name="P90"><text:span text:style-name="T41">la cartella </text:span><text:span text:style-name="T58">controllers </text:span><text:span text:style-name="T41">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90"><text:span text:style-name="T41">la cartella </text:span><text:span text:style-name="T58">routes </text:span><text:span text:style-name="T41">in cui sono organizzate le varie API divise per modello e vengono specificati i corrispondenti endpoint.</text:span></text:p>
        </text:list-item>
      </text:list>
      <text:p text:style-name="P24"/>
      <text:p text:style-name="P11"><text:span text:style-name="T41">Mentre nella cartella </text:span><text:span text:style-name="T58">FrontEnd</text:span><text:span text:style-name="T41">:</text:span></text:p>
      <text:p text:style-name="P12"/>
      <text:p text:style-name="P15"><text:span text:style-name="T88">[</text:span>.gitignore</text:p>
      <text:p text:style-name="P15">package.json</text:p>
      <text:p text:style-name="P15"><text:soft-page-break/>.env</text:p>
      <text:p text:style-name="P16">testing<text:span text:style-name="T88">]</text:span></text:p>
      <text:p text:style-name="P15"/>
      <text:h text:style-name="P66" text:outline-level="2"><text:bookmark-start text:name="__RefHeading___Toc750_2312179031"/>Project Dependencies<text:bookmark-end text:name="__RefHeading___Toc750_2312179031"/></text:h>
      <text:p text:style-name="P21">I moduli Node utilizzati e aggiunti al file <text:span text:style-name="T4">package.json</text:span><text:span text:style-name="T19">, nel campo</text:span><text:span text:style-name="T4"> dependencies</text:span><text:span text:style-name="T19">,</text:span><text:span text:style-name="T4"> </text:span><text:span text:style-name="T19">sono:</text:span></text:p>
      <text:list xml:id="list3895991610" text:style-name="L3">
        <text:list-item>
          <text:p text:style-name="P100">cors<text:span text:style-name="T19">: </text:span><text:span text:style-name="T25">modulo per permettere alla web app di supportare il </text:span><text:span text:style-name="T76">Cross-Origin Resource Sharing </text:span><text:span text:style-name="T25">protocol</text:span></text:p>
        </text:list-item>
        <text:list-item>
          <text:p text:style-name="P99"><text:span text:style-name="T6">dotenv</text:span><text:span text:style-name="T23">: </text:span><text:span text:style-name="T24">permette di utilizzare le variabile d’ambiente definite </text:span><text:span text:style-name="T46">nel</text:span><text:span text:style-name="T24"> file </text:span><text:span text:style-name="T7">.env</text:span></text:p>
        </text:list-item>
        <text:list-item>
          <text:p text:style-name="P100">express<text:span text:style-name="T19">: </text:span><text:span text:style-name="T24">framework che fornisce molte funzionalità per le web application come </text:span><text:span text:style-name="T75">SpottyThings</text:span><text:span text:style-name="T24">, tra cui molte funzioni per creare e gestire le API</text:span></text:p>
        </text:list-item>
        <text:list-item>
          <text:p text:style-name="P100">jsonwebtoken<text:span text:style-name="T19">: </text:span><text:span text:style-name="T24">modulo per creare e gestire un token d’accesso</text:span></text:p>
        </text:list-item>
        <text:list-item>
          <text:p text:style-name="P100">mongoose<text:span text:style-name="T19">: </text:span><text:span text:style-name="T24">fornisce le varie funzioni per interagire con </text:span><text:span text:style-name="T75">MongoDB</text:span></text:p>
        </text:list-item>
        <text:list-item>
          <text:p text:style-name="P100">multer<text:span text:style-name="T19">: </text:span><text:span text:style-name="T25">per gestire il body nelle varie API</text:span></text:p>
        </text:list-item>
        <text:list-item>
          <text:p text:style-name="P100">nodemailer<text:span text:style-name="T19">: </text:span><text:span text:style-name="T24">utilizzato per gestire l’invio di mail agli utenti</text:span></text:p>
        </text:list-item>
        <text:list-item>
          <text:p text:style-name="P99"><text:span text:style-name="T59">swagger-ui-express</text:span><text:span text:style-name="T45">: </text:span><text:span text:style-name="T46">tool usato per documentare e testare la API che abbiamo progettato.</text:span></text:p>
        </text:list-item>
      </text:list>
      <text:p text:style-name="P24"/>
      <text:p text:style-name="P22"><text:span text:style-name="T19">Nel campo </text:span>scripts <text:span text:style-name="T19">abbiamo anche aggiunto lo script </text:span>“start” : “node index.js”<text:span text:style-name="T19"> in modo tale da poter avviare il server semplicemente col comando </text:span>npm start<text:span text:style-name="T19">.</text:span></text:p>
      <text:p text:style-name="P24"/>
      <text:p text:style-name="P25">Testing</text:p>
      <text:p text:style-name="P25"/>
      <text:h text:style-name="P67" text:outline-level="2"><text:bookmark-start text:name="modelliDb"/><text:bookmark-start text:name="__RefHeading___Toc752_2312179031"/><text:span text:style-name="T77">Modelli nel</text:span><text:span text:style-name="T76"> database</text:span><text:bookmark-end text:name="modelliDb"/><text:bookmark-end text:name="__RefHeading___Toc752_2312179031"/></text:h>
      <text:p text:style-name="P34"><text:span text:style-name="T18">Per la gestione dei dati utili nell’applicazione abbiamo definito diversi modelli di dati partendo dalle classi sviluppate nel class diagram del documento </text:span><text:span text:style-name="T3">D3-T25</text:span><text:span text:style-name="T38">. Le risorse necessarie da gestire nel nostro sistema hanno portato alla definizione di cinque modelli, per ognuno dei quali è stata definita una precisa collezione nel database.</text:span></text:p>
      <text:p text:style-name="P17"/>
      <text:h text:style-name="P74" text:outline-level="3"><text:bookmark-start text:name="__RefHeading___Toc754_2312179031"/>Modello <text:span text:style-name="T4">User</text:span><text:bookmark-end text:name="__RefHeading___Toc754_2312179031"/></text:h>
      <text:p text:style-name="P36"><text:span text:style-name="T26">Per memorizzare i dati degli utenti che si iscrivono al </text:span><text:span text:style-name="T47">nostro sito web abbiamo creato il modello</text:span><text:span text:style-name="T60"> User</text:span><text:span text:style-name="T47">. In questa immagine mostriamo lo schema del dato.</text:span></text:p>
      <text:p text:style-name="P26">[ screen schema ]</text:p>
      <text:p text:style-name="P26"/>
      <text:p text:style-name="P36"><text:span text:style-name="T54">Si pone necessaria la definizione degli attributi sensibili </text:span><text:span text:style-name="T68">nome</text:span><text:span text:style-name="T54">, </text:span><text:span text:style-name="T68">cognome</text:span><text:span text:style-name="T54">, </text:span><text:span text:style-name="T68">datadinascita </text:span><text:span text:style-name="T54">e </text:span><text:span text:style-name="T68">indirizzo </text:span><text:span text:style-name="T54">perché l’RNF 17 definito nel </text:span><text:span text:style-name="T68">D1-T25 </text:span><text:span text:style-name="T54">richiede esplicitamente di verificare l’identità degli utenti. In questo modo riusciamo a raccogliere dati sensibile degli utenti che confermano la loro reale identità.</text:span></text:p>
      <text:p text:style-name="P35"><text:span text:style-name="T53">L’attributo </text:span><text:span text:style-name="T67">metodiPagamento </text:span><text:span text:style-name="T53">è opzionale e prevede di associare l’indirizzo mail a cui è collegato un account </text:span><text:span text:style-name="T67">PayPal </text:span><text:span text:style-name="T53">dell’utente per procedere agli acquisti online direttamente sul sito.</text:span></text:p>
      <text:p text:style-name="P29"/>
      <text:p text:style-name="P29">Un esempio di elemento nella collezione nel database è il seguente:</text:p>
      <text:p text:style-name="P26">[ esempio dati ]</text:p>
      <text:p text:style-name="P26"/>
      <text:h text:style-name="P75" text:outline-level="3"><text:bookmark-start text:name="__RefHeading___Toc756_2312179031"/><text:span text:style-name="T82">Modello </text:span><text:span text:style-name="T78">Annuncio</text:span><text:bookmark-end text:name="__RefHeading___Toc756_2312179031"/></text:h>
      <text:p text:style-name="P36"><text:span text:style-name="T26">Per memorizzare i dati degli </text:span><text:span text:style-name="T47">annunci</text:span><text:span text:style-name="T26"> che </text:span><text:span text:style-name="T47">vengono postati su</text:span><text:span text:style-name="T60"> SpottyThings </text:span><text:span text:style-name="T47">abbiamo creato il modello</text:span><text:span text:style-name="T60"> </text:span><text:span text:style-name="T61">Annuncio</text:span><text:span text:style-name="T47">. In questa immagine mostriamo lo schema del dato.</text:span></text:p>
      <text:p text:style-name="P26"><text:soft-page-break/>[ screen schema ]</text:p>
      <text:p text:style-name="P26"/>
      <text:p text:style-name="P38"><text:span text:style-name="T55">L’attributo </text:span><text:span text:style-name="T69">modalitaTransazione </text:span><text:span text:style-name="T55">specifica se il preciso annuncio risulta postato in </text:span><text:span text:style-name="T69">Affitto </text:span><text:span text:style-name="T55">o in </text:span><text:span text:style-name="T69">Vendita</text:span><text:span text:style-name="T55">, mentre l’attributo </text:span><text:span text:style-name="T69">pagamentoOnline </text:span><text:span text:style-name="T55">specifica se è abilitato o meno il pagamento online per il suddetto annuncio. Nel caso si abilitato è resa obbligatoria la definizione di un indirizzo mail collegato ad un conto </text:span><text:span text:style-name="T69">PayPal </text:span><text:span text:style-name="T55">in cui verrà accreditato l’importo.</text:span></text:p>
      <text:p text:style-name="P32"/>
      <text:p text:style-name="P37"><text:span text:style-name="T53">Nel caso di un annuncio in </text:span><text:span text:style-name="T67">Vendita </text:span><text:span text:style-name="T53">sarà presente l’attributo </text:span><text:span text:style-name="T67">prezzo</text:span><text:span text:style-name="T53">, mentre per gli annunci in </text:span><text:span text:style-name="T67">Affitto </text:span><text:span text:style-name="T53">ci saranno tre campi al suo posto: </text:span><text:span text:style-name="T67">prezzoAffittoAlGiorno, prezzoAffittoSettimanale </text:span><text:span text:style-name="T53">e </text:span><text:span text:style-name="T67">prezzoAffittoAllOra</text:span><text:span text:style-name="T53">. I campi che non vengono usati sono impostati su </text:span><text:span text:style-name="T67">undefined </text:span><text:span text:style-name="T53">oppure </text:span><text:span text:style-name="T67">null</text:span><text:span text:style-name="T53">.</text:span></text:p>
      <text:p text:style-name="P32"/>
      <text:p text:style-name="P37"><text:span text:style-name="T53">Infine </text:span><text:span text:style-name="T67">visibile </text:span><text:span text:style-name="T53">è l’attributo che regola l’effettiva visibilità pubblica di un annuncio. Dopo che un annuncio viene acquistato, questo viene impostato su </text:span><text:span text:style-name="T67">false</text:span><text:span text:style-name="T53"> (nel caso di un annuncio in </text:span><text:span text:style-name="T67">Affitto</text:span><text:span text:style-name="T53">, nel caso fosse in </text:span><text:span text:style-name="T67">Vendita</text:span><text:span text:style-name="T53"> l’annuncio viene direttamente rimosso dal sito).</text:span></text:p>
      <text:p text:style-name="P29"/>
      <text:p text:style-name="P29">Un esempio di elemento nella collezione nel database è il seguente:</text:p>
      <text:p text:style-name="P26">[ esempio dati ]</text:p>
      <text:p text:style-name="P26"/>
      <text:h text:style-name="P76" text:outline-level="3"><text:bookmark-start text:name="__RefHeading___Toc758_2312179031"/><text:span text:style-name="T82">Modello </text:span><text:span text:style-name="T79">Profilo</text:span><text:bookmark-end text:name="__RefHeading___Toc758_2312179031"/></text:h>
      <text:p text:style-name="P38"><text:span text:style-name="T26">Per memorizzare </text:span><text:span text:style-name="T27">le attività svolte dai vari utenti nel nostro sistema</text:span><text:span text:style-name="T60"> </text:span><text:span text:style-name="T47">abbiamo creato il modello</text:span><text:span text:style-name="T60"> </text:span><text:span text:style-name="T61">Profilo</text:span><text:span text:style-name="T47">. In questa immagine mostriamo lo schema del dato.</text:span></text:p>
      <text:p text:style-name="P27">[ screen schema ]</text:p>
      <text:p text:style-name="P27"/>
      <text:p text:style-name="P33">Nello schema si riprende la classe <text:span text:style-name="T4">Profilo </text:span>del documento <text:span text:style-name="T4">D3-T25 </text:span>e si salvano chiaramente tutte le statistiche relative alle vendite e agli acquisti dell’utente sul sito. I vari attributi vengono modificati ogni volta che si eseguono azioni rilevanti, ovvero:</text:p>
      <text:list xml:id="list2356018522" text:style-name="L4">
        <text:list-item>
          <text:p text:style-name="P102">rating<text:span text:style-name="T19">, </text:span>recensioniFatte <text:span text:style-name="T19">e </text:span>recensioniRicevute<text:span text:style-name="T19"> dopo ogni recensione fatta oppure ricevuta</text:span></text:p>
        </text:list-item>
        <text:list-item>
          <text:p text:style-name="P102">guadagnoDagliAffitti, guadagnoDalleVendite, transazioniCompletate <text:span text:style-name="T19">e </text:span>prodottiVenduti <text:span text:style-name="T19">ogni volta che un prodotto dell’utente viene acquistato/affittato</text:span></text:p>
        </text:list-item>
        <text:list-item>
          <text:p text:style-name="P102">soldiSpesi <text:span text:style-name="T19">ogni volta che l’utente acquista online un prodotto</text:span></text:p>
        </text:list-item>
        <text:list-item>
          <text:p text:style-name="P102">annunciOnlineVendita <text:span text:style-name="T19">e </text:span>annunciOnlineAffitto <text:span text:style-name="T19">ogni volta che l’utente posta un nuovo annuncio, modifica la visibilità di un annuncio oppure un suo annuncio viene acquistato/affittato.</text:span></text:p>
        </text:list-item>
      </text:list>
      <text:p text:style-name="P31"/>
      <text:p text:style-name="P30">Un esempio di elemento nella collezione nel database è il seguente:</text:p>
      <text:p text:style-name="P27">[ esempio dati ]</text:p>
      <text:p text:style-name="P27"/>
      <text:h text:style-name="P77" text:outline-level="3"><text:bookmark-start text:name="__RefHeading___Toc785_2312179031"/><text:span text:style-name="T82">Modello </text:span><text:span text:style-name="T80">Transazione</text:span><text:bookmark-end text:name="__RefHeading___Toc785_2312179031"/></text:h>
      <text:p text:style-name="P39"><text:span text:style-name="T26">Per memorizzare </text:span><text:span text:style-name="T28">tutte le transazioni eseguite nel sistema (acquisto online di prodotti)</text:span><text:span text:style-name="T60"> </text:span><text:span text:style-name="T47">abbiamo creato il modello</text:span><text:span text:style-name="T60"> </text:span><text:span text:style-name="T62">Transazione</text:span><text:span text:style-name="T47">. In questa immagine mostriamo lo schema del dato.</text:span></text:p>
      <text:p text:style-name="P28">[ screen schema ]</text:p>
      <text:p text:style-name="P28"/>
      <text:p text:style-name="P23"><text:span text:style-name="T19">L’attributo </text:span>metodoTransazione<text:span text:style-name="T19"> specifica se la transazione è avvenuta online sul sito web oppure se è avvenuta di persona tra i due utenti e viene registrata manualmente, mentre l’attributo </text:span>tipologiaTransazione <text:span text:style-name="T19">specifica se la transazione avvenuta è un </text:span>Affitto <text:span text:style-name="T19">oppure una </text:span>Vendita<text:span text:style-name="T19">. Il </text:span>costo <text:span text:style-name="T19">rappresenta l’importo che è stato incassato direttamente dal venditore.</text:span></text:p>
      <text:p text:style-name="P31"><text:soft-page-break/>Un esempio di elemento nella collezione nel database è il seguente:</text:p>
      <text:p text:style-name="P28">[ esempio dati ]</text:p>
      <text:p text:style-name="P28"/>
      <text:h text:style-name="P77" text:outline-level="3"><text:bookmark-start text:name="__RefHeading___Toc787_2312179031"/><text:span text:style-name="T82">Modello </text:span><text:span text:style-name="T80">Recensione</text:span><text:bookmark-end text:name="__RefHeading___Toc787_2312179031"/></text:h>
      <text:p text:style-name="P39"><text:span text:style-name="T26">Per memorizzare </text:span><text:span text:style-name="T28">tutte le </text:span><text:span text:style-name="T48">recensioni</text:span><text:span text:style-name="T28"> eseguite nel sistema (</text:span><text:span text:style-name="T48">effettuate da un compratore dopo un acquisto</text:span><text:span text:style-name="T28">)</text:span><text:span text:style-name="T60"> </text:span><text:span text:style-name="T47">abbiamo creato il modello</text:span><text:span text:style-name="T60"> </text:span><text:span text:style-name="T62">Recensione</text:span><text:span text:style-name="T47">. In questa immagine mostriamo lo schema del dato.</text:span></text:p>
      <text:p text:style-name="P28">[ screen schema ]</text:p>
      <text:p text:style-name="P28"/>
      <text:p text:style-name="P39"><text:span text:style-name="T56">Siccome la recensione è associata ad una precisa transazione effettuata l’attributo </text:span><text:span text:style-name="T70">transazioneRecensita </text:span><text:span text:style-name="T56">permette di risalire quale transazione è stata recensita. Le recensioni vengono raccolte dopo che si effettua un ordine online per valutare il comportamento del venditore durante la transazione.</text:span></text:p>
      <text:p text:style-name="P33"/>
      <text:p text:style-name="P31">Un esempio di elemento nella collezione nel database è il seguente:</text:p>
      <text:p text:style-name="P28">[ esempio dati ]</text:p>
      <text:p text:style-name="P28"/>
      <text:h text:style-name="P63" text:outline-level="1"><text:bookmark-start text:name="__RefHeading___Toc789_2312179031"/>Project APIs<text:bookmark-end text:name="__RefHeading___Toc789_2312179031"/></text:h>
      <text:p text:style-name="P40"/>
      <text:p text:style-name="P41">In questa parte del documento vengono descritte le varie API implementate a partire dal diagramma delle classi del documento <text:span text:style-name="T4">D3-T25</text:span><text:span text:style-name="T19">. Useremo un diagramma per rappresentare l’estrazione delle risorse a partire dal class diagram e uno per rappresentare le risorse sviluppate.</text:span></text:p>
      <text:p text:style-name="P96"/>
      <text:h text:style-name="P68" text:outline-level="2"><text:bookmark-start text:name="__RefHeading___Toc791_2312179031"/>Estrazione delle risorse dal class diagram<text:bookmark-end text:name="__RefHeading___Toc791_2312179031"/></text:h>
      <text:p text:style-name="P42">Questo diagramma mostra come abbiamo estratto le varie risorse sviluppate nel sistema a partire dal class diagram.</text:p>
      <text:p text:style-name="P42">Inizialmente le prime risorse che abbiamo individuato sono stati i 5 modelli che abbiamo descritto nel <text:span text:style-name="T17">capitolo </text:span><text:a xlink:type="simple" xlink:href="#modelliDb" text:style-name="Internet_20_link" text:visited-style-name="Visited_20_Internet_20_Link"><text:span text:style-name="T83">Modelli nel database</text:span></text:a><text:span text:style-name="T17">.</text:span></text:p>
      <text:p text:style-name="P41"/>
      <text:p text:style-name="P42"><text:span text:style-name="T17">A partire dalle classi presenti abbiamo individuato i “tipi di dato” che dovevano essere memorizzati nel database in </text:span><text:span text:style-name="T1">MongoDB </text:span><text:span text:style-name="T37">preservandone gli attributi fondamentali. Infatti gli attributi specificati nel class diagram sono stati riportati anche nel diagramma delle risorse.</text:span></text:p>
      <text:p text:style-name="P42"><text:span text:style-name="T37">Per quanto riguarda la risorsa </text:span><text:span text:style-name="T1">Profilo </text:span><text:span text:style-name="T37">abbiamo omesso gli attributi </text:span><text:span text:style-name="T1">storicoTransazioni </text:span><text:span text:style-name="T37">e </text:span><text:span text:style-name="T1">recensioniRicevute</text:span><text:span text:style-name="T37">: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37">e </text:span><text:span text:style-name="T1">Recensione</text:span><text:span text:style-name="T37">) per ottenere i due array sopra descritti in modo molto semplice e veloce.</text:span></text:p>
      <text:p text:style-name="P96"/>
      <text:p text:style-name="P96">Successivamente abbiamo trasformato alcuni metodi delle classi in ulteriori risorse del nostro sistema.</text:p>
      <text:p text:style-name="P96">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96"/>
      <text:p text:style-name="P96">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42"><text:span text:style-name="T37">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39">effetto sul front-end perché interrogano il database per chiedere alcune risorse e poi le mostrano nel front-end.</text:span></text:p>
      <text:p text:style-name="P97"/>
      <text:p text:style-name="P44"><text:span text:style-name="T39">Nella pagina seguente alleghiamo il diagramma che illustra quanto descritto, mentre una specifica più attenta delle API sarà fatta nel </text:span><text:a xlink:type="simple" xlink:href="#drs" text:style-name="Internet_20_link" text:visited-style-name="Visited_20_Internet_20_Link"><text:span text:style-name="T84">diagramma delle risorse</text:span></text:a><text:span text:style-name="T39">.</text:span></text:p>
      <text:p text:style-name="P117">[diagramma di estrazione]</text:p>
      <text:h text:style-name="P71" text:outline-level="2"><text:bookmark-start text:name="__RefHeading___Toc793_2312179031"/><text:bookmark-start text:name="drs"/>Diagramma delle risorse<text:bookmark-end text:name="__RefHeading___Toc793_2312179031"/><text:bookmark-end text:name="drs"/></text:h>
      <text:p text:style-name="P44"><text:span text:style-name="T85">Nel seguente diagramma delle risorse rappresentiamo le </text:span><text:span text:style-name="T71">varie API sviluppate nel progetto</text:span><text:span text:style-name="T85">. Per permettere una visione più modulare e chiara, abbiamo diviso il diagramma delle risorse per modello.</text:span></text:p>
      <text:p text:style-name="P44"/>
      <text:p text:style-name="P44"><text:span text:style-name="T85">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71">il campo</text:span><text:span text:style-name="T85"> </text:span><text:span text:style-name="T8">success </text:span><text:span text:style-name="T29">(impostato a </text:span><text:span text:style-name="T8">false</text:span><text:span text:style-name="T29">) e il campo </text:span><text:span text:style-name="T8">message</text:span><text:span text:style-name="T29">, che spiega cosa è andato storto o non è possibile fare, oltre che il codice di stato che identifica l’errore corrispondente.</text:span></text:p>
      <text:p text:style-name="P91"/>
      <text:p text:style-name="P43"><text:span text:style-name="T19">Per le API che ritornano un codice </text:span><text:span text:style-name="T4">204 – No content</text:span><text:span text:style-name="T19"> abbiamo associato un messaggio di conferma vuoto, in quanto appunto non ritornano nulla se non il codice 204 che conferma l’esecuzione dell’API con successo.</text:span></text:p>
      <text:p text:style-name="P91"/>
      <text:p text:style-name="P98">[i vari resources diagrams]</text:p>
      <text:h text:style-name="P64" text:outline-level="1"><text:bookmark-start text:name="__RefHeading___Toc795_2312179031"/>Sviluppo API<text:bookmark-end text:name="__RefHeading___Toc795_2312179031"/></text:h>
      <text:p text:style-name="P46"/>
      <text:p text:style-name="P45">In seguito descriveremo il funzionamento delle varie API sviluppate nel progetto e le varie funzioni di <text:span text:style-name="T4">MongoDB </text:span><text:span text:style-name="T19">chiamate al loro interno.</text:span></text:p>
      <text:p text:style-name="P92"/>
      <text:p text:style-name="P45"><text:span text:style-name="T19">Non alleghiamo il codice della API in quanto è molto lungo per ognuna di esse e può essere semplicemente visto nella repository (dalla cartella </text:span><text:span text:style-name="T4">BackEnd </text:span><text:span text:style-name="T19">si va in </text:span><text:span text:style-name="T4">src </text:span><text:span text:style-name="T19">e poi in </text:span><text:span text:style-name="T4">controllers</text:span><text:span text:style-name="T19">: qua si trovano tutte le API sviluppate divise in diversi file in base al modello di riferimento).</text:span></text:p>
      <text:p text:style-name="P92"/>
      <text:h text:style-name="P69" text:outline-level="2"><text:bookmark-start text:name="__RefHeading___Toc797_2312179031"/>API per il modello <text:span text:style-name="T4">Utente</text:span><text:bookmark-end text:name="__RefHeading___Toc797_2312179031"/></text:h>
      <text:p text:style-name="P13">Di seguito descriviamo le API per gestire le varie azioni eseguibili sulla risorsa <text:span text:style-name="T4">Utente</text:span>.</text:p>
      <text:p text:style-name="P13"/>
      <text:h text:style-name="P78" text:outline-level="3"><text:bookmark-start text:name="__RefHeading___Toc1580_474324225"/>Salvataggio di un nuovo utente<text:bookmark-end text:name="__RefHeading___Toc1580_474324225"/></text:h>
      <text:p text:style-name="P48"><text:span text:style-name="T86">L’API </text:span><text:span text:style-name="T9">signUp </text:span><text:span text:style-name="T30">ha lo scopo di creare una nuova istanza della risorsa </text:span><text:span text:style-name="T9">Utente </text:span><text:span text:style-name="T30">e salvarla nel database. </text:span><text:span text:style-name="T49">Ri</text:span><text:span text:style-name="T30">ceve in input un body con tutti i dati dell’utente che devono essere memorizzati: sono tutti richiesti tranne il campo </text:span><text:span text:style-name="T9">metodiPagamento </text:span><text:span text:style-name="T30">che può essere tralasciato.</text:span></text:p>
      <text:p text:style-name="P48"><text:span text:style-name="T30">Fornisce in </text:span><text:span text:style-name="T49">output</text:span><text:span text:style-name="T30"> la risorsa appena creata se tutto è andato a buon fine oppure diversi messaggi di errori se l’username specificato o l’email specificata sono già occupati da un altro utente.</text:span></text:p>
      <text:p text:style-name="P47"><text:span text:style-name="T19">Si utilizza il metodo </text:span><text:span text:style-name="T4">findOne() </text:span><text:span text:style-name="T19">per verificare questi criteri di unicità di username e password e successivamente il metodo </text:span><text:span text:style-name="T4">save() </text:span><text:span text:style-name="T19">per salvare la risorsa nel database.</text:span></text:p>
      <text:p text:style-name="P13"/>
      <text:h text:style-name="P78" text:outline-level="3"><text:bookmark-start text:name="__RefHeading___Toc1582_474324225"/>Cancellazione di un utente<text:bookmark-end text:name="__RefHeading___Toc1582_474324225"/></text:h>
      <text:p text:style-name="P47">L’API <text:span text:style-name="T4">eliminaAccount </text:span><text:span text:style-name="T19">ha lo scopo di eliminare un’istanza della risorsa </text:span><text:span text:style-name="T4">Utente </text:span><text:span text:style-name="T19">dal database.</text:span></text:p>
      <text:p text:style-name="P13">Riceve come unico parametro di input lo username dell’utente che si intende eliminare. Se tutto è andato a buon fine non ritorna niente altrimenti se lo username specificato non esiste lo comunica con un messaggio di errore.</text:p>
      <text:p text:style-name="P47"><text:span text:style-name="T19">Utilizza il metodo </text:span><text:span text:style-name="T4">findOne() </text:span><text:span text:style-name="T19">per ricercare l’utente e il metodo </text:span><text:span text:style-name="T4">deleteOne() </text:span><text:span text:style-name="T19">per eliminare l’utente con lo username specificato</text:span><text:span text:style-name="T31">.</text:span></text:p>
      <text:p text:style-name="P104">Quest’API può essere eseguita solo specificando un token d’accesso come parametro nell’header, in quanto rappresenta una richiesta eseguibile solo da un utente autenticato che intende eliminare definitivamente il proprio account.</text:p>
      <text:p text:style-name="P13"/>
      <text:h text:style-name="P78" text:outline-level="3"><text:bookmark-start text:name="__RefHeading___Toc1584_474324225"/>Ricerca di tutti gli utenti<text:bookmark-end text:name="__RefHeading___Toc1584_474324225"/></text:h>
      <text:p text:style-name="P47">L’API <text:span text:style-name="T4">findAllUsers </text:span><text:span text:style-name="T19">ricerca nel database tutti gli utenti del sistema. È un API di servizio in quanto usata solo da noi sviluppatori per questioni di gestione del codice e non è mai realmente chiamata a front-end. Ritorna un elenco di tutti i possibili utenti oppure un messaggio di errore se non è presente nessun utente salvato.</text:span></text:p>
      <text:p text:style-name="P48"><text:span text:style-name="T30">Utilizza il metodo </text:span><text:span text:style-name="T9">find() </text:span><text:span text:style-name="T30">con il primo </text:span><text:span text:style-name="T50">argomento</text:span><text:span text:style-name="T30"> </text:span><text:span text:style-name="T9">{} </text:span><text:span text:style-name="T30">per ottenere tutti gli utenti memorizzati.</text:span></text:p>
      <text:p text:style-name="P13"/>
      <text:h text:style-name="P78" text:outline-level="3"><text:bookmark-start text:name="__RefHeading___Toc1586_474324225"/>Ricerca dei dati di un preciso utente<text:bookmark-end text:name="__RefHeading___Toc1586_474324225"/></text:h>
      <text:p text:style-name="P48"><text:span text:style-name="T86">L’API </text:span><text:span text:style-name="T9">getUserData</text:span><text:span text:style-name="T30"> ha lo scopo di accedere al database per </text:span><text:span text:style-name="T49">fornire</text:span><text:span text:style-name="T30"> i dati di un utente </text:span><text:span text:style-name="T31">il cui username viene specificato come unico parametro in input. Accede al database e ottiene la risorsa desiderata con il metodo </text:span><text:span text:style-name="T10">findOne() </text:span><text:span text:style-name="T31">con primo </text:span><text:span text:style-name="T50">argomento </text:span><text:span text:style-name="T63">{username : req.params.username}</text:span><text:span text:style-name="T50"> per ottenere l’utente che si desidera.</text:span></text:p>
      <text:p text:style-name="P104">Se non trova nessun utente con lo username associato ritorna un errore 404.</text:p>
      <text:p text:style-name="P104"><text:soft-page-break/></text:p>
      <text:h text:style-name="P79" text:outline-level="3"><text:bookmark-start text:name="__RefHeading___Toc1588_474324225"/>Aggiornamento dati utente<text:bookmark-end text:name="__RefHeading___Toc1588_474324225"/></text:h>
      <text:p text:style-name="P49">L’API <text:span text:style-name="T4">aggiornaDati </text:span><text:span text:style-name="T19">ha lo scopo di modificare una precisa risorsa di tipo </text:span><text:span text:style-name="T4">Utente </text:span><text:span text:style-name="T19">memorizzata nel database. Riceve in input un body con lo username dell’utente da modificare e gli attributi che si intendono sovrascrivere.</text:span></text:p>
      <text:p text:style-name="P49"><text:span text:style-name="T19">Si utilizza il metodo </text:span><text:span text:style-name="T4">findOne() </text:span><text:span text:style-name="T19">con primo </text:span><text:span text:style-name="T42">argomento </text:span><text:span text:style-name="T58">{username : req.params.username}</text:span><text:span text:style-name="T42"> per ottenere l’utente che si desidera (se nessun utente possiede lo username specificato si ritorna un messaggio d’errore) e infine il metodo </text:span><text:span text:style-name="T58">updateOne()</text:span><text:span text:style-name="T42"> specificando lo username dell’utente da modificare e gli attributi da modificare per effettuare la modifica.</text:span></text:p>
      <text:p text:style-name="P104">Quest’API può essere eseguita solo specificando un token d’accesso come parametro nell’header, in quanto rappresenta una richiesta eseguibile solo da un utente autenticato.</text:p>
      <text:p text:style-name="P104"/>
      <text:h text:style-name="P79" text:outline-level="3"><text:bookmark-start text:name="__RefHeading___Toc1590_474324225"/>Aggiornamento email utente<text:bookmark-end text:name="__RefHeading___Toc1590_474324225"/></text:h>
      <text:p text:style-name="P50"><text:span text:style-name="T87">L’API </text:span><text:span text:style-name="T63">aggiornaEmail</text:span><text:span text:style-name="T10"> </text:span><text:span text:style-name="T31">ha lo scopo di modificare l’indirizzo email di una precisa risorsa di tipo </text:span><text:span text:style-name="T10">Utente </text:span><text:span text:style-name="T31">memorizzata nel database. Riceve in input un body con solamente lo username dell’utente da modificare e </text:span><text:span text:style-name="T50">il nuovo indirizzo email da svorascrivere</text:span><text:span text:style-name="T31">.</text:span></text:p>
      <text:p text:style-name="P50"><text:span text:style-name="T50">Si utilizza il metodo </text:span><text:span text:style-name="T63">findOne() </text:span><text:span text:style-name="T50">con primo argomento </text:span><text:span text:style-name="T63">{username : req.params.username}</text:span><text:span text:style-name="T50"> per ottenere l’utente che si desidera (se nessun utente possiede lo username specificato si ritorna un messaggio d’errore) e infine il metodo </text:span><text:span text:style-name="T63">updateOne()</text:span><text:span text:style-name="T50"> specificando lo username dell’utente da modificare e l’indirizzo email che sostituirà quello vecchio. Se l’email è già in uso da un altro utente si ritorna un messaggio d’errore.</text:span></text:p>
      <text:p text:style-name="P104">Quest’API può essere eseguita solo specificando un token d’accesso come parametro nell’header, in quanto rappresenta una richiesta eseguibile solo da un utente autenticato.</text:p>
      <text:p text:style-name="P104"/>
      <text:h text:style-name="P79" text:outline-level="3"><text:bookmark-start text:name="__RefHeading___Toc1592_474324225"/>Aggiornamento password utente<text:bookmark-end text:name="__RefHeading___Toc1592_474324225"/></text:h>
      <text:p text:style-name="P50"><text:span text:style-name="T87">L’API </text:span><text:span text:style-name="T63">aggiornaPassword</text:span><text:span text:style-name="T10"> </text:span><text:span text:style-name="T31">ha lo scopo di modificare </text:span><text:span text:style-name="T50">la password</text:span><text:span text:style-name="T31"> di una precisa risorsa di tipo </text:span><text:span text:style-name="T10">Utente </text:span><text:span text:style-name="T31">memorizzata nel database. Riceve in input un body con solamente lo username dell’utente da modificare e </text:span><text:span text:style-name="T50">la nuova password da svorascrivere</text:span><text:span text:style-name="T31">.</text:span></text:p>
      <text:p text:style-name="P50"><text:span text:style-name="T50">Si utilizza il metodo </text:span><text:span text:style-name="T63">findOne() </text:span><text:span text:style-name="T50">con primo argomento </text:span><text:span text:style-name="T63">{username : req.params.username}</text:span><text:span text:style-name="T50"> per ottenere l’utente che si desidera (se nessun utente possiede lo username specificato si ritorna un messaggio d’errore) e infine il metodo </text:span><text:span text:style-name="T63">updateOne()</text:span><text:span text:style-name="T50"> specificando lo username dell’utente da modificare e la password che sostituirà quella vecchia.</text:span></text:p>
      <text:p text:style-name="P50"><text:span text:style-name="T50">Non vengono fatti controlli se la nuova password soddisfi i requisiti di sicurezza richiesti dal RNF 1 specificato nel documento </text:span><text:span text:style-name="T63">D1-T25 </text:span><text:span text:style-name="T50">in quanto vengono già effettuati a front-end prima di chiamare l’API.</text:span></text:p>
      <text:p text:style-name="P104">Quest’API può essere eseguita solo specificando un token d’accesso come parametro nell’header, in quanto rappresenta una richiesta eseguibile solo da un utente autenticato.</text:p>
      <text:p text:style-name="P50"/>
      <text:h text:style-name="P72" text:outline-level="2"><text:bookmark-start text:name="__RefHeading___Toc1594_474324225"/>API per l’autenticazione<text:bookmark-end text:name="__RefHeading___Toc1594_474324225"/></text:h>
      <text:p text:style-name="P14">Di seguito descriviamo le API per gestire <text:span text:style-name="T87">l’autenticazione di un utente.</text:span></text:p>
      <text:p text:style-name="P14"/>
      <text:h text:style-name="P80" text:outline-level="3"><text:bookmark-start text:name="__RefHeading___Toc1596_474324225"/>Login di un utente<text:bookmark-end text:name="__RefHeading___Toc1596_474324225"/></text:h>
      <text:p text:style-name="P52">L’API <text:span text:style-name="T4">login </text:span><text:span text:style-name="T19">ha lo scopo di autenticare un preciso utente che intende accedere al proprio account. Riceve in input lo username</text:span><text:span text:style-name="T4"> </text:span><text:span text:style-name="T19">e la password di un utente e utilizza il metodo </text:span><text:span text:style-name="T4">findOne() </text:span><text:span text:style-name="T19">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4"> sign</text:span><text:span text:style-name="T11">()</text:span><text:span text:style-name="T19"> di </text:span><text:span text:style-name="T4">jsonwebtoken</text:span><text:span text:style-name="T19">) che ritorna in output e servirà per chiamare le varie API che richiedono un token d’accesso per essere eseguite.</text:span></text:p>
      <text:p text:style-name="P94"/>
      <text:h text:style-name="P80" text:outline-level="3"><text:bookmark-start text:name="__RefHeading___Toc1598_474324225"/>Logout di un utente<text:bookmark-end text:name="__RefHeading___Toc1598_474324225"/></text:h>
      <text:p text:style-name="P51">L’API <text:span text:style-name="T4">logut </text:span><text:span text:style-name="T19">ha lo scopo di permettere l’uscita dal proprio account a un preciso utente. Riceve in input il token d’accesso attualmente attivo per l’utente e fornisce in output un messaggio di conferma relativo alla corretta disattivazione del token.</text:span></text:p>
      <text:p text:style-name="P105">Quest’API può essere eseguita solo specificando un token d’accesso come parametro nell’header, in quanto rappresenta una richiesta eseguibile solo da un utente autenticato. </text:p>
      <text:p text:style-name="P106"/>
      <text:h text:style-name="P80" text:outline-level="3"><text:bookmark-start text:name="__RefHeading___Toc1600_474324225"/>Ripristino password<text:bookmark-end text:name="__RefHeading___Toc1600_474324225"/></text:h>
      <text:p text:style-name="P51">L’API <text:span text:style-name="T4">ripristinoPassword </text:span><text:span text:style-name="T19">viene eseguita con lo scopo di fornire una nuova password all’utente il cui username viene specificato come unico parametro del body in input a questa funzione.</text:span></text:p>
      <text:p text:style-name="P51"><text:span text:style-name="T19">È diversa dall’API </text:span><text:span text:style-name="T4">aggiornaPassword </text:span><text:span text:style-name="T19">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51"><text:span text:style-name="T19">Si utilizza il metodo</text:span><text:span text:style-name="T4"> findById()</text:span><text:span text:style-name="T19"> per cercare l’utente con lo username specificato (in quanto lo username funge anche da</text:span><text:span text:style-name="T4"> _id</text:span><text:span text:style-name="T19"> dell’utente) e successivamente il metodo</text:span><text:span text:style-name="T4"> updateOne()</text:span><text:span text:style-name="T19"> per modificare la password. Per generare la password casualmente si utilizza il metodo</text:span><text:span text:style-name="T4"> createRandomString() </text:span><text:span text:style-name="T19">definito da noi nella cartella </text:span><text:span text:style-name="T4">auxiliaries.</text:span></text:p>
      <text:p text:style-name="P101"/>
      <text:h text:style-name="P70" text:outline-level="2"><text:bookmark-start text:name="__RefHeading___Toc1602_474324225"/>API per gestire l’invio di una mail<text:bookmark-end text:name="__RefHeading___Toc1602_474324225"/></text:h>
      <text:p text:style-name="P51">Di seguito descriviamo l’API che utilizziamo per mandare automaticamente una mail ad un utente. Il suo funzionamento si basa sulle API esterne di <text:span text:style-name="T4">nodemailer</text:span><text:span text:style-name="T19">.</text:span></text:p>
      <text:p text:style-name="P95"/>
      <text:h text:style-name="P81" text:outline-level="3"><text:bookmark-start text:name="__RefHeading___Toc1604_474324225"/>Invio di una mail<text:bookmark-end text:name="__RefHeading___Toc1604_474324225"/></text:h>
      <text:p text:style-name="P53">L’API <text:span text:style-name="T4">inviaMail </text:span><text:span text:style-name="T19">ha lo scopo di inviare automaticamente un messaggio ad un indirizzo email specificato. Riceve in input l’indirizzo email del destinatario, l’oggetto della mail e il messaggio da mandare.</text:span></text:p>
      <text:p text:style-name="P108"><text:span text:style-name="T32">Si usano i metodi forniti dalle API di </text:span><text:span text:style-name="T12">nodemailer</text:span><text:span text:style-name="T32">: il metodo </text:span><text:span text:style-name="T12">createTransporter </text:span><text:span text:style-name="T32">permette di eseguire l’accesso all’account GMAIL del sistema </text:span><text:span text:style-name="T12">Spottythings</text:span><text:span text:style-name="T32">, con le credenziali specificate nel file </text:span><text:span text:style-name="T12">.env</text:span><text:span text:style-name="T32">, mentre il metodo</text:span><text:span text:style-name="T12"> sendMail </text:span><text:span text:style-name="T32">permette di inviare una mail fornendo indirizzo destinatario e mittente, oggetto e messaggio da inviare, forniti nel body della richiesta.</text:span></text:p>
      <text:h text:style-name="P73" text:outline-level="2">API per il modello <text:span text:style-name="T4">Recensione</text:span></text:h>
      <text:p text:style-name="P109"><text:span text:style-name="T30">Di seguito descriviamo le API per gestire le varie azioni eseguibili sulla risorsa </text:span><text:span text:style-name="T64">Recensione</text:span><text:span text:style-name="T30">.</text:span></text:p>
      <text:p text:style-name="P109"><text:span text:style-name="T30"/></text:p>
      <text:h text:style-name="P82" text:outline-level="3">Salvataggio di una nuova recensione</text:h>
      <text:p text:style-name="P109"><text:span text:style-name="T89">L’API </text:span><text:span text:style-name="T13">salvaRecensione </text:span><text:span text:style-name="T33">ha lo scopo di cr</text:span><text:span text:style-name="T30">eare una nuova istanza della risorsa </text:span><text:span text:style-name="T64">Recensione</text:span><text:span text:style-name="T9"> </text:span><text:span text:style-name="T30">e salvarla nel </text:span><text:span text:style-name="T33">database.</text:span></text:p>
      <text:p text:style-name="P110"><text:span text:style-name="T33">R</text:span><text:span text:style-name="T19">iceve in input un body con i vari attributi della recensione che dovranno essere salvati nella risorsa del database. L’attributo </text:span><text:span text:style-name="T4">dataRecensione </text:span><text:span text:style-name="T19">si riferisce al momento in cui la recensione viene creata quindi viene creato al momento prendendo la data di quando avviene il salvataggio nel database. Vengono utilizzati i metodi </text:span><text:span text:style-name="T4">findById() </text:span><text:span text:style-name="T19">per verificare l’unicità della recensione e della transazione e successivamente il metodo </text:span><text:span text:style-name="T4">save() </text:span><text:span text:style-name="T19">per salvare la recensione nel database.</text:span></text:p>
      <text:p text:style-name="P110"><text:span text:style-name="T19">Se tutto è andato a buon fine viene fornita in output la risorsa appena creata, altrimenti si torna un errore se è già stata salvata una recensione per una data transazione, se gli utenti non coincidono con la transazione o se la recensione è mal formulata.</text:span></text:p>
      <text:p text:style-name="P110"><text:span text:style-name="T50">Quest’API può essere eseguita solo specificando un token d’accesso come parametro nell’header, in quanto rappresenta una richiesta eseguibile solo da un utente autenticato.</text:span></text:p>
      <text:p text:style-name="P110"><text:span text:style-name="T50"/></text:p>
      <text:h text:style-name="P83" text:outline-level="3">Eliminazione di una recensione</text:h>
      <text:p text:style-name="P110">L’API <text:span text:style-name="T4">eliminaRecensione </text:span><text:span text:style-name="T19">ha lo scopo di eliminare una precisa risorsa di tipo </text:span><text:span text:style-name="T4">Recensione </text:span><text:span text:style-name="T19">dal database. Riceve in input un parametro che rappresenta l’id della recensione da cancellare.</text:span></text:p>
      <text:p text:style-name="P110"><text:span text:style-name="T19">Viene utilizzato il metodo </text:span><text:span text:style-name="T4">findById() </text:span><text:span text:style-name="T19">per cercare la precisione recensione da eliminare e, in caso positivo (altrimenti si ritorna un errore), si usa il metodo </text:span><text:span text:style-name="T4">deleteOne</text:span><text:span text:style-name="T14">()</text:span><text:span text:style-name="T4"> </text:span><text:span text:style-name="T19">per eliminare la recensione appena individuata.</text:span></text:p>
      <text:p text:style-name="P110"><text:span text:style-name="T50">Quest’API può essere eseguita solo specificando un token d’accesso come parametro nell’header, in quanto rappresenta una richiesta eseguibile solo da un utente autenticato, </text:span><text:span text:style-name="T42">in quanto una recensione può essere eliminata solo dall’utente autore di essa.</text:span></text:p>
      <text:p text:style-name="P110"><text:span text:style-name="T42"/></text:p>
      <text:h text:style-name="P84" text:outline-level="3">Ricerca di tutte le recensioni</text:h>
      <text:p text:style-name="P113"><text:span text:style-name="T90">L’API </text:span><text:span text:style-name="T14">findAllRecensioni </text:span><text:span text:style-name="T34">ha lo scopo di </text:span><text:span text:style-name="T51">ricercare ed elencare</text:span><text:span text:style-name="T34"> tutte le recensioni salvate nel database. Fornisce in output un elenco di recensioni oppure un errore se nessuna recensione è salvata nel database. </text:span></text:p>
      <text:p text:style-name="P112"><text:span text:style-name="T19">Si usa il metodo </text:span><text:span text:style-name="T4">find() </text:span><text:span text:style-name="T19">con primo argomento </text:span><text:span text:style-name="T4">{}</text:span><text:span text:style-name="T19"> per ottenere dal database tutte le recensioni salvate.</text:span></text:p>
      <text:p text:style-name="P114"><text:span text:style-name="T19">È un API di servizio in quanto usata solo da noi sviluppatori per questioni di gestione del codice e non è mai realmente chiamata a front-end.</text:span></text:p>
      <text:p text:style-name="P114"><text:span text:style-name="T19"/></text:p>
      <text:h text:style-name="P84" text:outline-level="3">Ricerca delle recensioni fatte su un preciso utente</text:h>
      <text:p text:style-name="P113"><text:span text:style-name="T90">L’API </text:span><text:span text:style-name="T14">findRecensioniSuUnUtente </text:span><text:span text:style-name="T34">ha lo scopo di ricercare ed elencare tutte le </text:span><text:span text:style-name="T51">risorse di tipo recensione che valutano un preciso utente, il cui username è fornito come unico parametro di input.</text:span></text:p>
      <text:p text:style-name="P113"><text:span text:style-name="T51">Se nessuna recensione è associata al dato utente viene tornato un errore, altrimenti l’elenco delle recensioni su quell’utente.</text:span></text:p>
      <text:p text:style-name="P113"><text:span text:style-name="T51">Si usa</text:span><text:span text:style-name="T65"> </text:span><text:span text:style-name="T51">il metodo </text:span><text:span text:style-name="T65">find()</text:span><text:span text:style-name="T51"> con primo argomento</text:span><text:span text:style-name="T65"> {username : req.params.</text:span><text:span text:style-name="T66">recensito</text:span><text:span text:style-name="T65">}</text:span><text:span text:style-name="T51"> per ottenere dal database l’elenco di tutte le recensioni di i</text:span><text:span text:style-name="T52">nt</text:span><text:span text:style-name="T51">eresse. </text:span></text:p>
      <text:p text:style-name="P113"><text:span text:style-name="T51"/></text:p>
      <text:h text:style-name="P85" text:outline-level="3"><text:soft-page-break/><text:span text:style-name="T90">Ricerca delle recensioni fatte </text:span><text:span text:style-name="T81">da</text:span><text:span text:style-name="T90"> un preciso utente</text:span></text:h>
      <text:p text:style-name="P115"><text:span text:style-name="T90">L’API </text:span><text:span text:style-name="T14">findRecensioni</text:span><text:span text:style-name="T15">Di</text:span><text:span text:style-name="T14">UnUtente </text:span><text:span text:style-name="T34">ha lo scopo di ricercare ed elencare tutte le </text:span><text:span text:style-name="T51">risorse di tipo recensione </text:span><text:span text:style-name="T52">fatte da</text:span><text:span text:style-name="T51"> un preciso utente, il cui username è fornito come unico parametro di input.</text:span></text:p>
      <text:p text:style-name="P115"><text:span text:style-name="T51">Se nessuna recensione è </text:span><text:span text:style-name="T52">stata fatta d</text:span><text:span text:style-name="T51">al dato utente viene tornato un errore, altrimenti l’elenco delle recensioni </text:span><text:span text:style-name="T52">di</text:span><text:span text:style-name="T51"> quell’utente.</text:span></text:p>
      <text:p text:style-name="P115"><text:span text:style-name="T51">Si usa</text:span><text:span text:style-name="T65"> </text:span><text:span text:style-name="T51">il metodo </text:span><text:span text:style-name="T65">find()</text:span><text:span text:style-name="T51"> con primo argomento</text:span><text:span text:style-name="T65"> {username : req.params.</text:span><text:span text:style-name="T66">recensore</text:span><text:span text:style-name="T65">}</text:span><text:span text:style-name="T51"> per ottenere dal database l’elenco di tutte le recensioni di i</text:span><text:span text:style-name="T52">nt</text:span><text:span text:style-name="T51">eresse.</text:span></text:p>
      <text:p text:style-name="P111"><text:span text:style-name="T50">Quest’API può essere eseguita solo specificando un token d’accesso come parametro nell’header, in quanto rappresenta una richiesta eseguibile solo da un utente autenticato</text:span><text:span text:style-name="T52">, in quanto solo l’utente autore delle recensioni può vedere l’elenco di tutte le recensioni da lui fatte.</text:span></text:p>
      <text:p text:style-name="P111"><text:span text:style-name="T52"/></text:p>
      <text:h text:style-name="P85" text:outline-level="3"><text:span text:style-name="T90">Ricerca </text:span><text:span text:style-name="T81">della recensione relativa ad una transazione</text:span></text:h>
      <text:p text:style-name="P115"><text:span text:style-name="T90">L’API </text:span><text:span text:style-name="T14">findRecensioneTransazione </text:span><text:span text:style-name="T34">ha lo scopo di </text:span><text:span text:style-name="T52">verificare se per una precisa transazione,</text:span><text:span text:style-name="T34"> </text:span><text:span text:style-name="T35">il cui id è dato come unico parametro in input, ha associato o meno una transazione.</text:span></text:p>
      <text:p text:style-name="P115"><text:span text:style-name="T51">Si usa</text:span><text:span text:style-name="T65"> </text:span><text:span text:style-name="T51">il metodo </text:span><text:span text:style-name="T65">find()</text:span><text:span text:style-name="T51"> con primo argomento</text:span><text:span text:style-name="T65"> {</text:span><text:span text:style-name="T66">transazioneRecensita</text:span><text:span text:style-name="T65"> : req.params.</text:span><text:span text:style-name="T66">transazione</text:span><text:span text:style-name="T65">}</text:span><text:span text:style-name="T51"> per ottenere dal database l</text:span><text:span text:style-name="T52">a recensione associata alla precisa transazione richiesta come parametro.</text:span></text:p>
      <text:p text:style-name="P116"><text:span text:style-name="T52">I</text:span><text:span text:style-name="T42">n caso in cui nessuna recensione sia associata alla transazione fornita viene tornato un err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5"><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19T23:38:19.285553598</dc:date>
    <meta:editing-duration>PT23H40M33S</meta:editing-duration>
    <meta:editing-cycles>79</meta:editing-cycles>
    <meta:document-statistic meta:table-count="0" meta:image-count="1" meta:object-count="0" meta:page-count="16" meta:paragraph-count="216" meta:word-count="3999" meta:character-count="26263" meta:non-whitespace-character-count="22498"/>
  </office:meta>
</office:document-meta>
</file>